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4"/>
    <style:style style:name="ce9" style:family="table-cell" style:parent-style-name="Default" style:data-style-name="N84"/>
    <style:style style:name="ce11" style:family="table-cell" style:parent-style-name="Default" style:data-style-name="N1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/>
    <style:style style:name="ce7" style:family="table-cell" style:parent-style-name="Default" style:data-style-name="N84"/>
    <style:style style:name="ce8" style:family="table-cell" style:parent-style-name="Default" style:data-style-name="N4"/>
    <style:style style:name="ce13" style:family="table-cell" style:parent-style-name="Default" style:data-style-name="N1"/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ce13"/>
        <table:table-column table:style-name="co11" table:default-cell-style-name="ce13"/>
        <table:table-column table:style-name="co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3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8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2"/>
          <table:table-cell table:style-name="ce7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8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8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8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8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8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8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8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8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8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8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8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8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8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8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8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  <table:table-cell table:style-name="ce14" office:value-type="string" calcext:value-type="string">
            <text:p>1.25 per Day</text:p>
          </table:table-cell>
          <table:table-cell table:style-name="ce14" office:value-type="string" calcext:value-type="string">
            <text:p>1.3 per Day</text:p>
          </table:table-cell>
          <table:table-cell office:value-type="string" calcext:value-type="string">
            <text:p>1.35 per Day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0" calcext:value-type="date">
            <text:p>2020-03-20</text:p>
          </table:table-cell>
          <table:table-cell table:number-columns-repeated="2"/>
          <table:table-cell table:formula="of:=1.2*[.F42]" office:value-type="float" office:value="48" calcext:value-type="float">
            <text:p>48</text:p>
          </table:table-cell>
          <table:table-cell table:formula="of:=[.G42]+[.F43]" office:value-type="float" office:value="192" calcext:value-type="float">
            <text:p>192</text:p>
          </table:table-cell>
          <table:table-cell table:formula="of:= 160 * [.G43]" office:value-type="float" office:value="30720" calcext:value-type="float">
            <text:p>30720</text:p>
          </table:table-cell>
          <table:table-cell table:style-name="ce8" table:formula="of:=60000000/[.H43]" office:value-type="float" office:value="1953.125" calcext:value-type="float">
            <text:p>1,953.13</text:p>
          </table:table-cell>
          <table:table-cell table:formula="of:=[.H42]*1.2" office:value-type="float" office:value="27648" calcext:value-type="float">
            <text:p>27,648.00</text:p>
          </table:table-cell>
          <table:table-cell table:style-name="ce8" table:formula="of:=60000000/[.J43]" office:value-type="float" office:value="2170.13888888889" calcext:value-type="float">
            <text:p>2,170.14</text:p>
          </table:table-cell>
          <table:table-cell table:style-name="ce13" office:value-type="float" office:value="294" calcext:value-type="float">
            <text:p>294</text:p>
          </table:table-cell>
          <table:table-cell/>
          <table:table-cell table:formula="of:=[.I43]*160" office:value-type="float" office:value="312500" calcext:value-type="float">
            <text:p>312500</text:p>
          </table:table-cell>
          <table:table-cell table:formula="of:=1.25*[.F42]" office:value-type="float" office:value="50" calcext:value-type="float">
            <text:p>50</text:p>
          </table:table-cell>
          <table:table-cell table:style-name="ce13" table:formula="of:=1.3*[.F42]" office:value-type="float" office:value="52" calcext:value-type="float">
            <text:p>52</text:p>
          </table:table-cell>
          <table:table-cell table:style-name="ce13" table:formula="of:=1.35*[.F42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1" calcext:value-type="date">
            <text:p>2020-03-21</text:p>
          </table:table-cell>
          <table:table-cell table:number-columns-repeated="2"/>
          <table:table-cell table:formula="of:=1.2*[.F43]" office:value-type="float" office:value="57.6" calcext:value-type="float">
            <text:p>58</text:p>
          </table:table-cell>
          <table:table-cell table:formula="of:=[.G43]+[.F44]" office:value-type="float" office:value="249.6" calcext:value-type="float">
            <text:p>250</text:p>
          </table:table-cell>
          <table:table-cell table:formula="of:= 160 * [.G44]" office:value-type="float" office:value="39936" calcext:value-type="float">
            <text:p>39936</text:p>
          </table:table-cell>
          <table:table-cell table:style-name="ce8" table:formula="of:=60000000/[.H44]" office:value-type="float" office:value="1502.40384615385" calcext:value-type="float">
            <text:p>1,502.40</text:p>
          </table:table-cell>
          <table:table-cell table:formula="of:=[.J43]*1.2" office:value-type="float" office:value="33177.6" calcext:value-type="float">
            <text:p>33,177.60</text:p>
          </table:table-cell>
          <table:table-cell table:style-name="ce8" table:formula="of:=60000000/[.J44]" office:value-type="float" office:value="1808.44907407407" calcext:value-type="float">
            <text:p>1,808.45</text:p>
          </table:table-cell>
          <table:table-cell table:number-columns-repeated="2"/>
          <table:table-cell table:formula="of:=[.I44]*160" office:value-type="float" office:value="240384.615384615" calcext:value-type="float">
            <text:p>240385</text:p>
          </table:table-cell>
          <table:table-cell table:formula="of:=1.25*[.O43]" office:value-type="float" office:value="62.5" calcext:value-type="float">
            <text:p>63</text:p>
          </table:table-cell>
          <table:table-cell table:style-name="ce13" table:formula="of:=1.3*[.P43]" office:value-type="float" office:value="67.6" calcext:value-type="float">
            <text:p>68</text:p>
          </table:table-cell>
          <table:table-cell table:style-name="ce13" table:formula="of:=1.35*[.Q43]" office:value-type="float" office:value="72.9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1.2*[.F44]" office:value-type="float" office:value="69.12" calcext:value-type="float">
            <text:p>69</text:p>
          </table:table-cell>
          <table:table-cell table:formula="of:=[.G44]+[.F45]" office:value-type="float" office:value="318.72" calcext:value-type="float">
            <text:p>319</text:p>
          </table:table-cell>
          <table:table-cell table:formula="of:= 160 * [.G45]" office:value-type="float" office:value="50995.2" calcext:value-type="float">
            <text:p>50995</text:p>
          </table:table-cell>
          <table:table-cell table:style-name="ce8" table:formula="of:=60000000/[.H45]" office:value-type="float" office:value="1176.58132530121" calcext:value-type="float">
            <text:p>1,176.58</text:p>
          </table:table-cell>
          <table:table-cell table:formula="of:=[.J44]*1.2" office:value-type="float" office:value="39813.12" calcext:value-type="float">
            <text:p>39,813.12</text:p>
          </table:table-cell>
          <table:table-cell table:style-name="ce8" table:formula="of:=60000000/[.J45]" office:value-type="float" office:value="1507.04089506173" calcext:value-type="float">
            <text:p>1,507.04</text:p>
          </table:table-cell>
          <table:table-cell table:number-columns-repeated="2"/>
          <table:table-cell table:formula="of:=[.I45]*160" office:value-type="float" office:value="188253.012048193" calcext:value-type="float">
            <text:p>188253</text:p>
          </table:table-cell>
          <table:table-cell table:formula="of:=1.25*[.O44]" office:value-type="float" office:value="78.125" calcext:value-type="float">
            <text:p>78</text:p>
          </table:table-cell>
          <table:table-cell table:style-name="ce13" table:formula="of:=1.3*[.P44]" office:value-type="float" office:value="87.88" calcext:value-type="float">
            <text:p>88</text:p>
          </table:table-cell>
          <table:table-cell table:style-name="ce13" table:formula="of:=1.35*[.Q44]" office:value-type="float" office:value="98.415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3" calcext:value-type="date">
            <text:p>2020-03-23</text:p>
          </table:table-cell>
          <table:table-cell table:number-columns-repeated="2"/>
          <table:table-cell table:formula="of:=1.2*[.F45]" office:value-type="float" office:value="82.944" calcext:value-type="float">
            <text:p>83</text:p>
          </table:table-cell>
          <table:table-cell table:formula="of:=[.G45]+[.F46]" office:value-type="float" office:value="401.664" calcext:value-type="float">
            <text:p>402</text:p>
          </table:table-cell>
          <table:table-cell table:formula="of:= 160 * [.G46]" office:value-type="float" office:value="64266.24" calcext:value-type="float">
            <text:p>64266</text:p>
          </table:table-cell>
          <table:table-cell table:style-name="ce8" table:formula="of:=60000000/[.H46]" office:value-type="float" office:value="933.616156787763" calcext:value-type="float">
            <text:p>933.62</text:p>
          </table:table-cell>
          <table:table-cell table:formula="of:=[.J45]*1.2" office:value-type="float" office:value="47775.744" calcext:value-type="float">
            <text:p>47,775.74</text:p>
          </table:table-cell>
          <table:table-cell table:style-name="ce8" table:formula="of:=60000000/[.J46]" office:value-type="float" office:value="1255.86741255144" calcext:value-type="float">
            <text:p>1,255.87</text:p>
          </table:table-cell>
          <table:table-cell table:number-columns-repeated="2"/>
          <table:table-cell table:formula="of:=[.I46]*160" office:value-type="float" office:value="149378.585086042" calcext:value-type="float">
            <text:p>149379</text:p>
          </table:table-cell>
          <table:table-cell table:formula="of:=1.25*[.O45]" office:value-type="float" office:value="97.65625" calcext:value-type="float">
            <text:p>98</text:p>
          </table:table-cell>
          <table:table-cell table:style-name="ce13" table:formula="of:=1.3*[.P45]" office:value-type="float" office:value="114.244" calcext:value-type="float">
            <text:p>114</text:p>
          </table:table-cell>
          <table:table-cell table:style-name="ce13" table:formula="of:=1.35*[.Q45]" office:value-type="float" office:value="132.86025" calcext:value-type="float">
            <text:p>133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4" calcext:value-type="date">
            <text:p>2020-03-24</text:p>
          </table:table-cell>
          <table:table-cell table:number-columns-repeated="2"/>
          <table:table-cell table:formula="of:=1.2*[.F46]" office:value-type="float" office:value="99.5328" calcext:value-type="float">
            <text:p>100</text:p>
          </table:table-cell>
          <table:table-cell table:formula="of:=[.G46]+[.F47]" office:value-type="float" office:value="501.1968" calcext:value-type="float">
            <text:p>501</text:p>
          </table:table-cell>
          <table:table-cell table:formula="of:= 160 * [.G47]" office:value-type="float" office:value="80191.488" calcext:value-type="float">
            <text:p>80191</text:p>
          </table:table-cell>
          <table:table-cell table:style-name="ce8" table:formula="of:=60000000/[.H47]" office:value-type="float" office:value="748.209086730003" calcext:value-type="float">
            <text:p>748.21</text:p>
          </table:table-cell>
          <table:table-cell table:formula="of:=[.J46]*1.2" office:value-type="float" office:value="57330.8928" calcext:value-type="float">
            <text:p>57,330.89</text:p>
          </table:table-cell>
          <table:table-cell table:style-name="ce8" table:formula="of:=60000000/[.J47]" office:value-type="float" office:value="1046.5561771262" calcext:value-type="float">
            <text:p>1,046.56</text:p>
          </table:table-cell>
          <table:table-cell table:number-columns-repeated="2"/>
          <table:table-cell table:formula="of:=[.I47]*160" office:value-type="float" office:value="119713.453876801" calcext:value-type="float">
            <text:p>119713</text:p>
          </table:table-cell>
          <table:table-cell table:formula="of:=1.25*[.O46]" office:value-type="float" office:value="122.0703125" calcext:value-type="float">
            <text:p>122</text:p>
          </table:table-cell>
          <table:table-cell table:style-name="ce13" table:formula="of:=1.3*[.P46]" office:value-type="float" office:value="148.5172" calcext:value-type="float">
            <text:p>149</text:p>
          </table:table-cell>
          <table:table-cell table:style-name="ce13" table:formula="of:=1.35*[.Q46]" office:value-type="float" office:value="179.3613375" calcext:value-type="float">
            <text:p>179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5" calcext:value-type="date">
            <text:p>2020-03-25</text:p>
          </table:table-cell>
          <table:table-cell table:number-columns-repeated="2"/>
          <table:table-cell table:formula="of:=1.2*[.F47]" office:value-type="float" office:value="119.43936" calcext:value-type="float">
            <text:p>119</text:p>
          </table:table-cell>
          <table:table-cell table:formula="of:=[.G47]+[.F48]" office:value-type="float" office:value="620.63616" calcext:value-type="float">
            <text:p>621</text:p>
          </table:table-cell>
          <table:table-cell table:formula="of:= 160 * [.G48]" office:value-type="float" office:value="99301.7856" calcext:value-type="float">
            <text:p>99302</text:p>
          </table:table-cell>
          <table:table-cell table:style-name="ce8" table:formula="of:=60000000/[.H48]" office:value-type="float" office:value="604.218742266" calcext:value-type="float">
            <text:p>604.22</text:p>
          </table:table-cell>
          <table:table-cell table:formula="of:=[.J47]*1.2" office:value-type="float" office:value="68797.07136" calcext:value-type="float">
            <text:p>68,797.07</text:p>
          </table:table-cell>
          <table:table-cell table:style-name="ce8" table:formula="of:=60000000/[.J48]" office:value-type="float" office:value="872.130147605167" calcext:value-type="float">
            <text:p>872.13</text:p>
          </table:table-cell>
          <table:table-cell table:number-columns-repeated="2"/>
          <table:table-cell table:formula="of:=[.I48]*160" office:value-type="float" office:value="96674.99876256" calcext:value-type="float">
            <text:p>96675</text:p>
          </table:table-cell>
          <table:table-cell table:formula="of:=1.25*[.O47]" office:value-type="float" office:value="152.587890625" calcext:value-type="float">
            <text:p>153</text:p>
          </table:table-cell>
          <table:table-cell table:style-name="ce13" table:formula="of:=1.3*[.P47]" office:value-type="float" office:value="193.07236" calcext:value-type="float">
            <text:p>193</text:p>
          </table:table-cell>
          <table:table-cell table:style-name="ce13" table:formula="of:=1.35*[.Q47]" office:value-type="float" office:value="242.137805625" calcext:value-type="float">
            <text:p>24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1.2*[.F48]" office:value-type="float" office:value="143.327232" calcext:value-type="float">
            <text:p>143</text:p>
          </table:table-cell>
          <table:table-cell table:formula="of:=[.G48]+[.F49]" office:value-type="float" office:value="763.963392" calcext:value-type="float">
            <text:p>764</text:p>
          </table:table-cell>
          <table:table-cell table:formula="of:= 160 * [.G49]" office:value-type="float" office:value="122234.14272" calcext:value-type="float">
            <text:p>122234</text:p>
          </table:table-cell>
          <table:table-cell table:style-name="ce8" table:formula="of:=60000000/[.H49]" office:value-type="float" office:value="490.861216554209" calcext:value-type="float">
            <text:p>490.86</text:p>
          </table:table-cell>
          <table:table-cell table:formula="of:=[.J48]*1.2" office:value-type="float" office:value="82556.485632" calcext:value-type="float">
            <text:p>82,556.49</text:p>
          </table:table-cell>
          <table:table-cell table:style-name="ce8" table:formula="of:=60000000/[.J49]" office:value-type="float" office:value="726.775123004306" calcext:value-type="float">
            <text:p>726.78</text:p>
          </table:table-cell>
          <table:table-cell table:number-columns-repeated="2"/>
          <table:table-cell table:formula="of:=[.I49]*160" office:value-type="float" office:value="78537.7946486734" calcext:value-type="float">
            <text:p>78538</text:p>
          </table:table-cell>
          <table:table-cell table:formula="of:=1.25*[.O48]" office:value-type="float" office:value="190.73486328125" calcext:value-type="float">
            <text:p>191</text:p>
          </table:table-cell>
          <table:table-cell table:style-name="ce13" table:formula="of:=1.3*[.P48]" office:value-type="float" office:value="250.994068" calcext:value-type="float">
            <text:p>251</text:p>
          </table:table-cell>
          <table:table-cell table:style-name="ce13" table:formula="of:=1.35*[.Q48]" office:value-type="float" office:value="326.88603759375" calcext:value-type="float">
            <text:p>327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7" calcext:value-type="date">
            <text:p>2020-03-27</text:p>
          </table:table-cell>
          <table:table-cell table:number-columns-repeated="2"/>
          <table:table-cell table:formula="of:=1.2*[.F49]" office:value-type="float" office:value="171.9926784" calcext:value-type="float">
            <text:p>172</text:p>
          </table:table-cell>
          <table:table-cell table:formula="of:=[.G49]+[.F50]" office:value-type="float" office:value="935.9560704" calcext:value-type="float">
            <text:p>936</text:p>
          </table:table-cell>
          <table:table-cell table:formula="of:= 160 * [.G50]" office:value-type="float" office:value="149752.971264" calcext:value-type="float">
            <text:p>149753</text:p>
          </table:table-cell>
          <table:table-cell table:style-name="ce8" table:formula="of:=60000000/[.H50]" office:value-type="float" office:value="400.659829942378" calcext:value-type="float">
            <text:p>400.66</text:p>
          </table:table-cell>
          <table:table-cell table:formula="of:=[.J49]*1.2" office:value-type="float" office:value="99067.7827584" calcext:value-type="float">
            <text:p>99,067.78</text:p>
          </table:table-cell>
          <table:table-cell table:style-name="ce8" table:formula="of:=60000000/[.J50]" office:value-type="float" office:value="605.645935836922" calcext:value-type="float">
            <text:p>605.65</text:p>
          </table:table-cell>
          <table:table-cell table:number-columns-repeated="2"/>
          <table:table-cell table:formula="of:=[.I50]*160" office:value-type="float" office:value="64105.5727907804" calcext:value-type="float">
            <text:p>64106</text:p>
          </table:table-cell>
          <table:table-cell table:formula="of:=1.25*[.O49]" office:value-type="float" office:value="238.418579101562" calcext:value-type="float">
            <text:p>238</text:p>
          </table:table-cell>
          <table:table-cell table:style-name="ce13" table:formula="of:=1.3*[.P49]" office:value-type="float" office:value="326.2922884" calcext:value-type="float">
            <text:p>326</text:p>
          </table:table-cell>
          <table:table-cell table:style-name="ce13" table:formula="of:=1.35*[.Q49]" office:value-type="float" office:value="441.296150751563" calcext:value-type="float">
            <text:p>44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8" calcext:value-type="date">
            <text:p>2020-03-28</text:p>
          </table:table-cell>
          <table:table-cell table:number-columns-repeated="2"/>
          <table:table-cell table:formula="of:=1.2*[.F50]" office:value-type="float" office:value="206.39121408" calcext:value-type="float">
            <text:p>206</text:p>
          </table:table-cell>
          <table:table-cell table:formula="of:=[.G50]+[.F51]" office:value-type="float" office:value="1142.34728448" calcext:value-type="float">
            <text:p>1142</text:p>
          </table:table-cell>
          <table:table-cell table:formula="of:= 160 * [.G51]" office:value-type="float" office:value="182775.5655168" calcext:value-type="float">
            <text:p>182776</text:p>
          </table:table-cell>
          <table:table-cell table:style-name="ce8" table:formula="of:=60000000/[.H51]" office:value-type="float" office:value="328.271450455368" calcext:value-type="float">
            <text:p>328.27</text:p>
          </table:table-cell>
          <table:table-cell table:formula="of:=[.J50]*1.2" office:value-type="float" office:value="118881.33931008" calcext:value-type="float">
            <text:p>118,881.34</text:p>
          </table:table-cell>
          <table:table-cell table:style-name="ce8" table:formula="of:=60000000/[.J51]" office:value-type="float" office:value="504.704946530768" calcext:value-type="float">
            <text:p>504.70</text:p>
          </table:table-cell>
          <table:table-cell table:number-columns-repeated="2"/>
          <table:table-cell table:formula="of:=[.I51]*160" office:value-type="float" office:value="52523.4320728588" calcext:value-type="float">
            <text:p>52523</text:p>
          </table:table-cell>
          <table:table-cell table:formula="of:=1.25*[.O50]" office:value-type="float" office:value="298.023223876953" calcext:value-type="float">
            <text:p>298</text:p>
          </table:table-cell>
          <table:table-cell table:style-name="ce13" table:formula="of:=1.3*[.P50]" office:value-type="float" office:value="424.17997492" calcext:value-type="float">
            <text:p>424</text:p>
          </table:table-cell>
          <table:table-cell table:style-name="ce13" table:formula="of:=1.35*[.Q50]" office:value-type="float" office:value="595.74980351461" calcext:value-type="float">
            <text:p>596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29" calcext:value-type="date">
            <text:p>2020-03-29</text:p>
          </table:table-cell>
          <table:table-cell table:number-columns-repeated="2"/>
          <table:table-cell table:formula="of:=1.2*[.F51]" office:value-type="float" office:value="247.669456896" calcext:value-type="float">
            <text:p>248</text:p>
          </table:table-cell>
          <table:table-cell table:formula="of:=[.G51]+[.F52]" office:value-type="float" office:value="1390.016741376" calcext:value-type="float">
            <text:p>1390</text:p>
          </table:table-cell>
          <table:table-cell table:formula="of:= 160 * [.G52]" office:value-type="float" office:value="222402.67862016" calcext:value-type="float">
            <text:p>222403</text:p>
          </table:table-cell>
          <table:table-cell table:style-name="ce8" table:formula="of:=60000000/[.H52]" office:value-type="float" office:value="269.780923378507" calcext:value-type="float">
            <text:p>269.78</text:p>
          </table:table-cell>
          <table:table-cell table:formula="of:=[.J51]*1.2" office:value-type="float" office:value="142657.607172096" calcext:value-type="float">
            <text:p>142,657.61</text:p>
          </table:table-cell>
          <table:table-cell table:style-name="ce8" table:formula="of:=60000000/[.J52]" office:value-type="float" office:value="420.587455442307" calcext:value-type="float">
            <text:p>420.59</text:p>
          </table:table-cell>
          <table:table-cell table:number-columns-repeated="2"/>
          <table:table-cell table:formula="of:=[.I52]*160" office:value-type="float" office:value="43164.9477405611" calcext:value-type="float">
            <text:p>43165</text:p>
          </table:table-cell>
          <table:table-cell table:formula="of:=1.25*[.O51]" office:value-type="float" office:value="372.529029846191" calcext:value-type="float">
            <text:p>373</text:p>
          </table:table-cell>
          <table:table-cell table:style-name="ce13" table:formula="of:=1.3*[.P51]" office:value-type="float" office:value="551.433967396" calcext:value-type="float">
            <text:p>551</text:p>
          </table:table-cell>
          <table:table-cell table:style-name="ce13" table:formula="of:=1.35*[.Q51]" office:value-type="float" office:value="804.262234744723" calcext:value-type="float">
            <text:p>804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1.2*[.F52]" office:value-type="float" office:value="297.2033482752" calcext:value-type="float">
            <text:p>297</text:p>
          </table:table-cell>
          <table:table-cell table:formula="of:=[.G52]+[.F53]" office:value-type="float" office:value="1687.2200896512" calcext:value-type="float">
            <text:p>1687</text:p>
          </table:table-cell>
          <table:table-cell table:formula="of:= 160 * [.G53]" office:value-type="float" office:value="269955.214344192" calcext:value-type="float">
            <text:p>269955</text:p>
          </table:table-cell>
          <table:table-cell table:style-name="ce8" table:formula="of:=60000000/[.H53]" office:value-type="float" office:value="222.259088959475" calcext:value-type="float">
            <text:p>222.26</text:p>
          </table:table-cell>
          <table:table-cell table:formula="of:=[.J52]*1.2" office:value-type="float" office:value="171189.128606515" calcext:value-type="float">
            <text:p>171,189.13</text:p>
          </table:table-cell>
          <table:table-cell table:style-name="ce8" table:formula="of:=60000000/[.J53]" office:value-type="float" office:value="350.489546201922" calcext:value-type="float">
            <text:p>350.49</text:p>
          </table:table-cell>
          <table:table-cell table:number-columns-repeated="2"/>
          <table:table-cell table:formula="of:=[.I53]*160" office:value-type="float" office:value="35561.4542335161" calcext:value-type="float">
            <text:p>35561</text:p>
          </table:table-cell>
          <table:table-cell table:formula="of:=1.25*[.O52]" office:value-type="float" office:value="465.661287307739" calcext:value-type="float">
            <text:p>466</text:p>
          </table:table-cell>
          <table:table-cell table:style-name="ce13" table:formula="of:=1.3*[.P52]" office:value-type="float" office:value="716.8641576148" calcext:value-type="float">
            <text:p>717</text:p>
          </table:table-cell>
          <table:table-cell table:style-name="ce13" table:formula="of:=1.35*[.Q52]" office:value-type="float" office:value="1085.75401690538" calcext:value-type="float">
            <text:p>1086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31" calcext:value-type="date">
            <text:p>2020-03-31</text:p>
          </table:table-cell>
          <table:table-cell table:number-columns-repeated="2"/>
          <table:table-cell table:formula="of:=1.2*[.F53]" office:value-type="float" office:value="356.64401793024" calcext:value-type="float">
            <text:p>357</text:p>
          </table:table-cell>
          <table:table-cell table:formula="of:=[.G53]+[.F54]" office:value-type="float" office:value="2043.86410758144" calcext:value-type="float">
            <text:p>2044</text:p>
          </table:table-cell>
          <table:table-cell table:formula="of:= 160 * [.G54]" office:value-type="float" office:value="327018.25721303" calcext:value-type="float">
            <text:p>327018</text:p>
          </table:table-cell>
          <table:table-cell table:style-name="ce8" table:formula="of:=60000000/[.H54]" office:value-type="float" office:value="183.475994616759" calcext:value-type="float">
            <text:p>183.48</text:p>
          </table:table-cell>
          <table:table-cell table:formula="of:=[.J53]*1.2" office:value-type="float" office:value="205426.954327818" calcext:value-type="float">
            <text:p>205,426.95</text:p>
          </table:table-cell>
          <table:table-cell table:style-name="ce8" table:formula="of:=60000000/[.J54]" office:value-type="float" office:value="292.074621834935" calcext:value-type="float">
            <text:p>292.07</text:p>
          </table:table-cell>
          <table:table-cell table:number-columns-repeated="2"/>
          <table:table-cell table:formula="of:=[.I54]*160" office:value-type="float" office:value="29356.1591386815" calcext:value-type="float">
            <text:p>29356</text:p>
          </table:table-cell>
          <table:table-cell table:formula="of:=1.25*[.O53]" office:value-type="float" office:value="582.076609134674" calcext:value-type="float">
            <text:p>582</text:p>
          </table:table-cell>
          <table:table-cell table:style-name="ce13" table:formula="of:=1.3*[.P53]" office:value-type="float" office:value="931.923404899241" calcext:value-type="float">
            <text:p>932</text:p>
          </table:table-cell>
          <table:table-cell table:style-name="ce13" table:formula="of:=1.35*[.Q53]" office:value-type="float" office:value="1465.76792282226" calcext:value-type="float">
            <text:p>1466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1" calcext:value-type="date">
            <text:p>2020-04-01</text:p>
          </table:table-cell>
          <table:table-cell table:number-columns-repeated="2"/>
          <table:table-cell table:formula="of:=1.2*[.F54]" office:value-type="float" office:value="427.972821516288" calcext:value-type="float">
            <text:p>428</text:p>
          </table:table-cell>
          <table:table-cell table:formula="of:=[.G54]+[.F55]" office:value-type="float" office:value="2471.83692909773" calcext:value-type="float">
            <text:p>2472</text:p>
          </table:table-cell>
          <table:table-cell table:formula="of:= 160 * [.G55]" office:value-type="float" office:value="395493.908655636" calcext:value-type="float">
            <text:p>395494</text:p>
          </table:table-cell>
          <table:table-cell table:style-name="ce8" table:formula="of:=60000000/[.H55]" office:value-type="float" office:value="151.709036945606" calcext:value-type="float">
            <text:p>151.71</text:p>
          </table:table-cell>
          <table:table-cell table:formula="of:=[.J54]*1.2" office:value-type="float" office:value="246512.345193382" calcext:value-type="float">
            <text:p>246,512.35</text:p>
          </table:table-cell>
          <table:table-cell table:style-name="ce8" table:formula="of:=60000000/[.J55]" office:value-type="float" office:value="243.395518195779" calcext:value-type="float">
            <text:p>243.40</text:p>
          </table:table-cell>
          <table:table-cell table:number-columns-repeated="2"/>
          <table:table-cell table:formula="of:=[.I55]*160" office:value-type="float" office:value="24273.4459112969" calcext:value-type="float">
            <text:p>24273</text:p>
          </table:table-cell>
          <table:table-cell table:formula="of:=1.25*[.O54]" office:value-type="float" office:value="727.595761418343" calcext:value-type="float">
            <text:p>728</text:p>
          </table:table-cell>
          <table:table-cell table:style-name="ce13" table:formula="of:=1.3*[.P54]" office:value-type="float" office:value="1211.50042636901" calcext:value-type="float">
            <text:p>1212</text:p>
          </table:table-cell>
          <table:table-cell table:style-name="ce13" table:formula="of:=1.35*[.Q54]" office:value-type="float" office:value="1978.78669581005" calcext:value-type="float">
            <text:p>1979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2" calcext:value-type="date">
            <text:p>2020-04-02</text:p>
          </table:table-cell>
          <table:table-cell table:number-columns-repeated="2"/>
          <table:table-cell table:formula="of:=1.2*[.F55]" office:value-type="float" office:value="513.567385819545" calcext:value-type="float">
            <text:p>514</text:p>
          </table:table-cell>
          <table:table-cell table:formula="of:=[.G55]+[.F56]" office:value-type="float" office:value="2985.40431491727" calcext:value-type="float">
            <text:p>2985</text:p>
          </table:table-cell>
          <table:table-cell table:formula="of:= 160 * [.G56]" office:value-type="float" office:value="477664.690386764" calcext:value-type="float">
            <text:p>477665</text:p>
          </table:table-cell>
          <table:table-cell table:style-name="ce8" table:formula="of:=60000000/[.H56]" office:value-type="float" office:value="125.611126816634" calcext:value-type="float">
            <text:p>125.61</text:p>
          </table:table-cell>
          <table:table-cell table:formula="of:=[.J55]*1.2" office:value-type="float" office:value="295814.814232058" calcext:value-type="float">
            <text:p>295,814.81</text:p>
          </table:table-cell>
          <table:table-cell table:style-name="ce8" table:formula="of:=60000000/[.J56]" office:value-type="float" office:value="202.829598496483" calcext:value-type="float">
            <text:p>202.83</text:p>
          </table:table-cell>
          <table:table-cell table:number-columns-repeated="2"/>
          <table:table-cell table:formula="of:=[.I56]*160" office:value-type="float" office:value="20097.7802906614" calcext:value-type="float">
            <text:p>20098</text:p>
          </table:table-cell>
          <table:table-cell table:formula="of:=1.25*[.O55]" office:value-type="float" office:value="909.494701772928" calcext:value-type="float">
            <text:p>909</text:p>
          </table:table-cell>
          <table:table-cell table:style-name="ce13" table:formula="of:=1.3*[.P55]" office:value-type="float" office:value="1574.95055427972" calcext:value-type="float">
            <text:p>1575</text:p>
          </table:table-cell>
          <table:table-cell table:style-name="ce13" table:formula="of:=1.35*[.Q55]" office:value-type="float" office:value="2671.36203934357" calcext:value-type="float">
            <text:p>267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1.2*[.F56]" office:value-type="float" office:value="616.280862983454" calcext:value-type="float">
            <text:p>616</text:p>
          </table:table-cell>
          <table:table-cell table:formula="of:=[.G56]+[.F57]" office:value-type="float" office:value="3601.68517790073" calcext:value-type="float">
            <text:p>3602</text:p>
          </table:table-cell>
          <table:table-cell table:formula="of:= 160 * [.G57]" office:value-type="float" office:value="576269.628464116" calcext:value-type="float">
            <text:p>576270</text:p>
          </table:table-cell>
          <table:table-cell table:style-name="ce8" table:formula="of:=60000000/[.H57]" office:value-type="float" office:value="104.117928546596" calcext:value-type="float">
            <text:p>104.12</text:p>
          </table:table-cell>
          <table:table-cell table:formula="of:=[.J56]*1.2" office:value-type="float" office:value="354977.77707847" calcext:value-type="float">
            <text:p>354,977.78</text:p>
          </table:table-cell>
          <table:table-cell table:style-name="ce8" table:formula="of:=60000000/[.J57]" office:value-type="float" office:value="169.024665413736" calcext:value-type="float">
            <text:p>169.02</text:p>
          </table:table-cell>
          <table:table-cell table:number-columns-repeated="2"/>
          <table:table-cell table:formula="of:=[.I57]*160" office:value-type="float" office:value="16658.8685674553" calcext:value-type="float">
            <text:p>16659</text:p>
          </table:table-cell>
          <table:table-cell table:formula="of:=1.25*[.O56]" office:value-type="float" office:value="1136.86837721616" calcext:value-type="float">
            <text:p>1137</text:p>
          </table:table-cell>
          <table:table-cell table:style-name="ce13" table:formula="of:=1.3*[.P56]" office:value-type="float" office:value="2047.43572056363" calcext:value-type="float">
            <text:p>2047</text:p>
          </table:table-cell>
          <table:table-cell table:style-name="ce13" table:formula="of:=1.35*[.Q56]" office:value-type="float" office:value="3606.33875311381" calcext:value-type="float">
            <text:p>3606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4" calcext:value-type="date">
            <text:p>2020-04-04</text:p>
          </table:table-cell>
          <table:table-cell table:number-columns-repeated="2"/>
          <table:table-cell table:formula="of:=1.2*[.F57]" office:value-type="float" office:value="739.537035580145" calcext:value-type="float">
            <text:p>740</text:p>
          </table:table-cell>
          <table:table-cell table:formula="of:=[.G57]+[.F58]" office:value-type="float" office:value="4341.22221348087" calcext:value-type="float">
            <text:p>4341</text:p>
          </table:table-cell>
          <table:table-cell table:formula="of:= 160 * [.G58]" office:value-type="float" office:value="694595.55415694" calcext:value-type="float">
            <text:p>694596</text:p>
          </table:table-cell>
          <table:table-cell table:style-name="ce8" table:formula="of:=60000000/[.H58]" office:value-type="float" office:value="86.3812036240637" calcext:value-type="float">
            <text:p>86.38</text:p>
          </table:table-cell>
          <table:table-cell table:formula="of:=[.J57]*1.2" office:value-type="float" office:value="425973.332494164" calcext:value-type="float">
            <text:p>425,973.33</text:p>
          </table:table-cell>
          <table:table-cell table:style-name="ce8" table:formula="of:=60000000/[.J58]" office:value-type="float" office:value="140.85388784478" calcext:value-type="float">
            <text:p>140.85</text:p>
          </table:table-cell>
          <table:table-cell table:number-columns-repeated="2"/>
          <table:table-cell table:formula="of:=[.I58]*160" office:value-type="float" office:value="13820.9925798502" calcext:value-type="float">
            <text:p>13821</text:p>
          </table:table-cell>
          <table:table-cell table:formula="of:=1.25*[.O57]" office:value-type="float" office:value="1421.0854715202" calcext:value-type="float">
            <text:p>1421</text:p>
          </table:table-cell>
          <table:table-cell table:style-name="ce13" table:formula="of:=1.3*[.P57]" office:value-type="float" office:value="2661.66643673272" calcext:value-type="float">
            <text:p>2662</text:p>
          </table:table-cell>
          <table:table-cell table:style-name="ce13" table:formula="of:=1.35*[.Q57]" office:value-type="float" office:value="4868.55731670365" calcext:value-type="float">
            <text:p>4869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5" calcext:value-type="date">
            <text:p>2020-04-05</text:p>
          </table:table-cell>
          <table:table-cell table:number-columns-repeated="2"/>
          <table:table-cell table:formula="of:=1.2*[.F58]" office:value-type="float" office:value="887.444442696174" calcext:value-type="float">
            <text:p>887</text:p>
          </table:table-cell>
          <table:table-cell table:formula="of:=[.G58]+[.F59]" office:value-type="float" office:value="5228.66665617705" calcext:value-type="float">
            <text:p>5229</text:p>
          </table:table-cell>
          <table:table-cell table:formula="of:= 160 * [.G59]" office:value-type="float" office:value="836586.664988328" calcext:value-type="float">
            <text:p>836587</text:p>
          </table:table-cell>
          <table:table-cell table:style-name="ce8" table:formula="of:=60000000/[.H59]" office:value-type="float" office:value="71.7200052439721" calcext:value-type="float">
            <text:p>71.72</text:p>
          </table:table-cell>
          <table:table-cell table:formula="of:=[.J58]*1.2" office:value-type="float" office:value="511167.998992996" calcext:value-type="float">
            <text:p>511,168.00</text:p>
          </table:table-cell>
          <table:table-cell table:style-name="ce8" table:formula="of:=60000000/[.J59]" office:value-type="float" office:value="117.37823987065" calcext:value-type="float">
            <text:p>117.38</text:p>
          </table:table-cell>
          <table:table-cell table:number-columns-repeated="2"/>
          <table:table-cell table:formula="of:=[.I59]*160" office:value-type="float" office:value="11475.2008390355" calcext:value-type="float">
            <text:p>11475</text:p>
          </table:table-cell>
          <table:table-cell table:formula="of:=1.25*[.O58]" office:value-type="float" office:value="1776.35683940025" calcext:value-type="float">
            <text:p>1776</text:p>
          </table:table-cell>
          <table:table-cell table:style-name="ce13" table:formula="of:=1.3*[.P58]" office:value-type="float" office:value="3460.16636775254" calcext:value-type="float">
            <text:p>3460</text:p>
          </table:table-cell>
          <table:table-cell table:style-name="ce13" table:formula="of:=1.35*[.Q58]" office:value-type="float" office:value="6572.55237754993" calcext:value-type="float">
            <text:p>6573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6" calcext:value-type="date">
            <text:p>2020-04-06</text:p>
          </table:table-cell>
          <table:table-cell table:number-columns-repeated="2"/>
          <table:table-cell table:formula="of:=1.2*[.F59]" office:value-type="float" office:value="1064.93333123541" calcext:value-type="float">
            <text:p>1065</text:p>
          </table:table-cell>
          <table:table-cell table:formula="of:=[.G59]+[.F60]" office:value-type="float" office:value="6293.59998741246" calcext:value-type="float">
            <text:p>6294</text:p>
          </table:table-cell>
          <table:table-cell table:formula="of:= 160 * [.G60]" office:value-type="float" office:value="1006975.99798599" calcext:value-type="float">
            <text:p>1006976</text:p>
          </table:table-cell>
          <table:table-cell table:style-name="ce8" table:formula="of:=60000000/[.H60]" office:value-type="float" office:value="59.5843397657971" calcext:value-type="float">
            <text:p>59.58</text:p>
          </table:table-cell>
          <table:table-cell table:formula="of:=[.J59]*1.2" office:value-type="float" office:value="613401.598791596" calcext:value-type="float">
            <text:p>613,401.60</text:p>
          </table:table-cell>
          <table:table-cell table:style-name="ce8" table:formula="of:=60000000/[.J60]" office:value-type="float" office:value="97.8151998922082" calcext:value-type="float">
            <text:p>97.82</text:p>
          </table:table-cell>
          <table:table-cell table:number-columns-repeated="2"/>
          <table:table-cell table:formula="of:=[.I60]*160" office:value-type="float" office:value="9533.49436252753" calcext:value-type="float">
            <text:p>9533</text:p>
          </table:table-cell>
          <table:table-cell table:formula="of:=1.25*[.O59]" office:value-type="float" office:value="2220.44604925031" calcext:value-type="float">
            <text:p>2220</text:p>
          </table:table-cell>
          <table:table-cell table:style-name="ce13" table:formula="of:=1.3*[.P59]" office:value-type="float" office:value="4498.2162780783" calcext:value-type="float">
            <text:p>4498</text:p>
          </table:table-cell>
          <table:table-cell table:style-name="ce13" table:formula="of:=1.35*[.Q59]" office:value-type="float" office:value="8872.9457096924" calcext:value-type="float">
            <text:p>8873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1.2*[.F60]" office:value-type="float" office:value="1277.91999748249" calcext:value-type="float">
            <text:p>1278</text:p>
          </table:table-cell>
          <table:table-cell table:formula="of:=[.G60]+[.F61]" office:value-type="float" office:value="7571.51998489495" calcext:value-type="float">
            <text:p>7572</text:p>
          </table:table-cell>
          <table:table-cell table:formula="of:= 160 * [.G61]" office:value-type="float" office:value="1211443.19758319" calcext:value-type="float">
            <text:p>1211443</text:p>
          </table:table-cell>
          <table:table-cell table:style-name="ce8" table:formula="of:=60000000/[.H61]" office:value-type="float" office:value="49.5277039152137" calcext:value-type="float">
            <text:p>49.53</text:p>
          </table:table-cell>
          <table:table-cell table:formula="of:=[.J60]*1.2" office:value-type="float" office:value="736081.918549915" calcext:value-type="float">
            <text:p>736,081.92</text:p>
          </table:table-cell>
          <table:table-cell table:style-name="ce8" table:formula="of:=60000000/[.J61]" office:value-type="float" office:value="81.5126665768401" calcext:value-type="float">
            <text:p>81.51</text:p>
          </table:table-cell>
          <table:table-cell table:number-columns-repeated="2"/>
          <table:table-cell table:formula="of:=[.I61]*160" office:value-type="float" office:value="7924.43262643419" calcext:value-type="float">
            <text:p>7924</text:p>
          </table:table-cell>
          <table:table-cell table:formula="of:=1.25*[.O60]" office:value-type="float" office:value="2775.55756156289" calcext:value-type="float">
            <text:p>2776</text:p>
          </table:table-cell>
          <table:table-cell table:style-name="ce13" table:formula="of:=1.3*[.P60]" office:value-type="float" office:value="5847.68116150179" calcext:value-type="float">
            <text:p>5848</text:p>
          </table:table-cell>
          <table:table-cell table:style-name="ce13" table:formula="of:=1.35*[.Q60]" office:value-type="float" office:value="11978.4767080847" calcext:value-type="float">
            <text:p>11978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8" calcext:value-type="date">
            <text:p>2020-04-08</text:p>
          </table:table-cell>
          <table:table-cell table:number-columns-repeated="2"/>
          <table:table-cell table:formula="of:=1.2*[.F61]" office:value-type="float" office:value="1533.50399697899" calcext:value-type="float">
            <text:p>1534</text:p>
          </table:table-cell>
          <table:table-cell table:formula="of:=[.G61]+[.F62]" office:value-type="float" office:value="9105.02398187394" calcext:value-type="float">
            <text:p>9105</text:p>
          </table:table-cell>
          <table:table-cell table:formula="of:= 160 * [.G62]" office:value-type="float" office:value="1456803.83709983" calcext:value-type="float">
            <text:p>1456804</text:p>
          </table:table-cell>
          <table:table-cell table:style-name="ce8" table:formula="of:=60000000/[.H62]" office:value-type="float" office:value="41.186052968838" calcext:value-type="float">
            <text:p>41.19</text:p>
          </table:table-cell>
          <table:table-cell table:formula="of:=[.J61]*1.2" office:value-type="float" office:value="883298.302259898" calcext:value-type="float">
            <text:p>883,298.30</text:p>
          </table:table-cell>
          <table:table-cell table:style-name="ce8" table:formula="of:=60000000/[.J62]" office:value-type="float" office:value="67.9272221473668" calcext:value-type="float">
            <text:p>67.93</text:p>
          </table:table-cell>
          <table:table-cell table:number-columns-repeated="2"/>
          <table:table-cell table:formula="of:=[.I62]*160" office:value-type="float" office:value="6589.76847501408" calcext:value-type="float">
            <text:p>6590</text:p>
          </table:table-cell>
          <table:table-cell table:formula="of:=1.25*[.O61]" office:value-type="float" office:value="3469.44695195361" calcext:value-type="float">
            <text:p>3469</text:p>
          </table:table-cell>
          <table:table-cell table:style-name="ce13" table:formula="of:=1.3*[.P61]" office:value-type="float" office:value="7601.98550995233" calcext:value-type="float">
            <text:p>7602</text:p>
          </table:table-cell>
          <table:table-cell table:style-name="ce13" table:formula="of:=1.35*[.Q61]" office:value-type="float" office:value="16170.9435559144" calcext:value-type="float">
            <text:p>1617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09" calcext:value-type="date">
            <text:p>2020-04-09</text:p>
          </table:table-cell>
          <table:table-cell table:number-columns-repeated="2"/>
          <table:table-cell table:formula="of:=1.2*[.F62]" office:value-type="float" office:value="1840.20479637479" calcext:value-type="float">
            <text:p>1840</text:p>
          </table:table-cell>
          <table:table-cell table:formula="of:=[.G62]+[.F63]" office:value-type="float" office:value="10945.2287782487" calcext:value-type="float">
            <text:p>10945</text:p>
          </table:table-cell>
          <table:table-cell table:formula="of:= 160 * [.G63]" office:value-type="float" office:value="1751236.6045198" calcext:value-type="float">
            <text:p>1751237</text:p>
          </table:table-cell>
          <table:table-cell table:style-name="ce8" table:formula="of:=60000000/[.H63]" office:value-type="float" office:value="34.2615040395712" calcext:value-type="float">
            <text:p>34.26</text:p>
          </table:table-cell>
          <table:table-cell table:formula="of:=[.J62]*1.2" office:value-type="float" office:value="1059957.96271188" calcext:value-type="float">
            <text:p>1,059,957.96</text:p>
          </table:table-cell>
          <table:table-cell table:style-name="ce8" table:formula="of:=60000000/[.J63]" office:value-type="float" office:value="56.606018456139" calcext:value-type="float">
            <text:p>56.61</text:p>
          </table:table-cell>
          <table:table-cell table:number-columns-repeated="2"/>
          <table:table-cell table:formula="of:=[.I63]*160" office:value-type="float" office:value="5481.8406463314" calcext:value-type="float">
            <text:p>5482</text:p>
          </table:table-cell>
          <table:table-cell table:formula="of:=1.25*[.O62]" office:value-type="float" office:value="4336.80868994202" calcext:value-type="float">
            <text:p>4337</text:p>
          </table:table-cell>
          <table:table-cell table:style-name="ce13" table:formula="of:=1.3*[.P62]" office:value-type="float" office:value="9882.58116293802" calcext:value-type="float">
            <text:p>9883</text:p>
          </table:table-cell>
          <table:table-cell table:style-name="ce13" table:formula="of:=1.35*[.Q62]" office:value-type="float" office:value="21830.7738004844" calcext:value-type="float">
            <text:p>2183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0" calcext:value-type="date">
            <text:p>2020-04-10</text:p>
          </table:table-cell>
          <table:table-cell table:number-columns-repeated="2"/>
          <table:table-cell table:formula="of:=1.2*[.F63]" office:value-type="float" office:value="2208.24575564974" calcext:value-type="float">
            <text:p>2208</text:p>
          </table:table-cell>
          <table:table-cell table:formula="of:=[.G63]+[.F64]" office:value-type="float" office:value="13153.4745338985" calcext:value-type="float">
            <text:p>13153</text:p>
          </table:table-cell>
          <table:table-cell table:formula="of:= 160 * [.G64]" office:value-type="float" office:value="2104555.92542375" calcext:value-type="float">
            <text:p>2104556</text:p>
          </table:table-cell>
          <table:table-cell table:style-name="ce8" table:formula="of:=60000000/[.H64]" office:value-type="float" office:value="28.5095773769561" calcext:value-type="float">
            <text:p>28.51</text:p>
          </table:table-cell>
          <table:table-cell table:formula="of:=[.J63]*1.2" office:value-type="float" office:value="1271949.55525425" calcext:value-type="float">
            <text:p>1,271,949.56</text:p>
          </table:table-cell>
          <table:table-cell table:style-name="ce8" table:formula="of:=60000000/[.J64]" office:value-type="float" office:value="47.1716820467825" calcext:value-type="float">
            <text:p>47.17</text:p>
          </table:table-cell>
          <table:table-cell table:number-columns-repeated="2"/>
          <table:table-cell table:formula="of:=[.I64]*160" office:value-type="float" office:value="4561.53238031298" calcext:value-type="float">
            <text:p>4562</text:p>
          </table:table-cell>
          <table:table-cell table:formula="of:=1.25*[.O63]" office:value-type="float" office:value="5421.01086242752" calcext:value-type="float">
            <text:p>5421</text:p>
          </table:table-cell>
          <table:table-cell table:style-name="ce13" table:formula="of:=1.3*[.P63]" office:value-type="float" office:value="12847.3555118194" calcext:value-type="float">
            <text:p>12847</text:p>
          </table:table-cell>
          <table:table-cell table:style-name="ce13" table:formula="of:=1.35*[.Q63]" office:value-type="float" office:value="29471.544630654" calcext:value-type="float">
            <text:p>2947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1.2*[.F64]" office:value-type="float" office:value="2649.89490677969" calcext:value-type="float">
            <text:p>2650</text:p>
          </table:table-cell>
          <table:table-cell table:formula="of:=[.G64]+[.F65]" office:value-type="float" office:value="15803.3694406782" calcext:value-type="float">
            <text:p>15803</text:p>
          </table:table-cell>
          <table:table-cell table:formula="of:= 160 * [.G65]" office:value-type="float" office:value="2528539.11050851" calcext:value-type="float">
            <text:p>2528539</text:p>
          </table:table-cell>
          <table:table-cell table:style-name="ce8" table:formula="of:=60000000/[.H65]" office:value-type="float" office:value="23.7291168448384" calcext:value-type="float">
            <text:p>23.73</text:p>
          </table:table-cell>
          <table:table-cell table:formula="of:=[.J64]*1.2" office:value-type="float" office:value="1526339.4663051" calcext:value-type="float">
            <text:p>1,526,339.47</text:p>
          </table:table-cell>
          <table:table-cell table:style-name="ce8" table:formula="of:=60000000/[.J65]" office:value-type="float" office:value="39.3097350389854" calcext:value-type="float">
            <text:p>39.31</text:p>
          </table:table-cell>
          <table:table-cell table:number-columns-repeated="2"/>
          <table:table-cell table:formula="of:=[.I65]*160" office:value-type="float" office:value="3796.65869517414" calcext:value-type="float">
            <text:p>3797</text:p>
          </table:table-cell>
          <table:table-cell table:formula="of:=1.25*[.O64]" office:value-type="float" office:value="6776.2635780344" calcext:value-type="float">
            <text:p>6776</text:p>
          </table:table-cell>
          <table:table-cell table:style-name="ce13" table:formula="of:=1.3*[.P64]" office:value-type="float" office:value="16701.5621653653" calcext:value-type="float">
            <text:p>16702</text:p>
          </table:table-cell>
          <table:table-cell table:style-name="ce13" table:formula="of:=1.35*[.Q64]" office:value-type="float" office:value="39786.5852513829" calcext:value-type="float">
            <text:p>39787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2" calcext:value-type="date">
            <text:p>2020-04-12</text:p>
          </table:table-cell>
          <table:table-cell table:number-columns-repeated="2"/>
          <table:table-cell table:formula="of:=1.2*[.F65]" office:value-type="float" office:value="3179.87388813563" calcext:value-type="float">
            <text:p>3180</text:p>
          </table:table-cell>
          <table:table-cell table:formula="of:=[.G65]+[.F66]" office:value-type="float" office:value="18983.2433288138" calcext:value-type="float">
            <text:p>18983</text:p>
          </table:table-cell>
          <table:table-cell table:formula="of:= 160 * [.G66]" office:value-type="float" office:value="3037318.93261021" calcext:value-type="float">
            <text:p>3037319</text:p>
          </table:table-cell>
          <table:table-cell table:style-name="ce8" table:formula="of:=60000000/[.H66]" office:value-type="float" office:value="19.7542639845323" calcext:value-type="float">
            <text:p>19.75</text:p>
          </table:table-cell>
          <table:table-cell table:formula="of:=[.J65]*1.2" office:value-type="float" office:value="1831607.35956612" calcext:value-type="float">
            <text:p>1,831,607.36</text:p>
          </table:table-cell>
          <table:table-cell table:style-name="ce8" table:formula="of:=60000000/[.J66]" office:value-type="float" office:value="32.7581125324878" calcext:value-type="float">
            <text:p>32.76</text:p>
          </table:table-cell>
          <table:table-cell table:number-columns-repeated="2"/>
          <table:table-cell table:formula="of:=[.I66]*160" office:value-type="float" office:value="3160.68223752517" calcext:value-type="float">
            <text:p>3161</text:p>
          </table:table-cell>
          <table:table-cell table:formula="of:=1.25*[.O65]" office:value-type="float" office:value="8470.329472543" calcext:value-type="float">
            <text:p>8470</text:p>
          </table:table-cell>
          <table:table-cell table:style-name="ce13" table:formula="of:=1.3*[.P65]" office:value-type="float" office:value="21712.0308149748" calcext:value-type="float">
            <text:p>21712</text:p>
          </table:table-cell>
          <table:table-cell table:style-name="ce13" table:formula="of:=1.35*[.Q65]" office:value-type="float" office:value="53711.8900893669" calcext:value-type="float">
            <text:p>5371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3" calcext:value-type="date">
            <text:p>2020-04-13</text:p>
          </table:table-cell>
          <table:table-cell table:number-columns-repeated="2"/>
          <table:table-cell table:formula="of:=1.2*[.F66]" office:value-type="float" office:value="3815.84866576276" calcext:value-type="float">
            <text:p>3816</text:p>
          </table:table-cell>
          <table:table-cell table:formula="of:=[.G66]+[.F67]" office:value-type="float" office:value="22799.0919945765" calcext:value-type="float">
            <text:p>22799</text:p>
          </table:table-cell>
          <table:table-cell table:formula="of:= 160 * [.G67]" office:value-type="float" office:value="3647854.71913225" calcext:value-type="float">
            <text:p>3647855</text:p>
          </table:table-cell>
          <table:table-cell table:style-name="ce8" table:formula="of:=60000000/[.H67]" office:value-type="float" office:value="16.4480234602854" calcext:value-type="float">
            <text:p>16.45</text:p>
          </table:table-cell>
          <table:table-cell table:formula="of:=[.J66]*1.2" office:value-type="float" office:value="2197928.83147935" calcext:value-type="float">
            <text:p>2,197,928.83</text:p>
          </table:table-cell>
          <table:table-cell table:style-name="ce8" table:formula="of:=60000000/[.J67]" office:value-type="float" office:value="27.2984271104065" calcext:value-type="float">
            <text:p>27.30</text:p>
          </table:table-cell>
          <table:table-cell table:number-columns-repeated="2"/>
          <table:table-cell table:formula="of:=[.I67]*160" office:value-type="float" office:value="2631.68375364566" calcext:value-type="float">
            <text:p>2632</text:p>
          </table:table-cell>
          <table:table-cell table:formula="of:=1.25*[.O66]" office:value-type="float" office:value="10587.9118406788" calcext:value-type="float">
            <text:p>10588</text:p>
          </table:table-cell>
          <table:table-cell table:style-name="ce13" table:formula="of:=1.3*[.P66]" office:value-type="float" office:value="28225.6400594673" calcext:value-type="float">
            <text:p>28226</text:p>
          </table:table-cell>
          <table:table-cell table:style-name="ce13" table:formula="of:=1.35*[.Q66]" office:value-type="float" office:value="72511.0516206454" calcext:value-type="float">
            <text:p>7251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4" calcext:value-type="date">
            <text:p>2020-04-14</text:p>
          </table:table-cell>
          <table:table-cell table:number-columns-repeated="2"/>
          <table:table-cell table:formula="of:=1.2*[.F67]" office:value-type="float" office:value="4579.01839891531" calcext:value-type="float">
            <text:p>4579</text:p>
          </table:table-cell>
          <table:table-cell table:formula="of:=[.G67]+[.F68]" office:value-type="float" office:value="27378.1103934919" calcext:value-type="float">
            <text:p>27378</text:p>
          </table:table-cell>
          <table:table-cell table:formula="of:= 160 * [.G68]" office:value-type="float" office:value="4380497.6629587" calcext:value-type="float">
            <text:p>4380498</text:p>
          </table:table-cell>
          <table:table-cell table:style-name="ce8" table:formula="of:=60000000/[.H68]" office:value-type="float" office:value="13.6970738524432" calcext:value-type="float">
            <text:p>13.70</text:p>
          </table:table-cell>
          <table:table-cell table:formula="of:=[.J67]*1.2" office:value-type="float" office:value="2637514.59777522" calcext:value-type="float">
            <text:p>2,637,514.60</text:p>
          </table:table-cell>
          <table:table-cell table:style-name="ce8" table:formula="of:=60000000/[.J68]" office:value-type="float" office:value="22.7486892586721" calcext:value-type="float">
            <text:p>22.75</text:p>
          </table:table-cell>
          <table:table-cell table:number-columns-repeated="2"/>
          <table:table-cell table:formula="of:=[.I68]*160" office:value-type="float" office:value="2191.53181639091" calcext:value-type="float">
            <text:p>2192</text:p>
          </table:table-cell>
          <table:table-cell table:formula="of:=1.25*[.O67]" office:value-type="float" office:value="13234.8898008484" calcext:value-type="float">
            <text:p>13235</text:p>
          </table:table-cell>
          <table:table-cell table:style-name="ce13" table:formula="of:=1.3*[.P67]" office:value-type="float" office:value="36693.3320773075" calcext:value-type="float">
            <text:p>36693</text:p>
          </table:table-cell>
          <table:table-cell table:style-name="ce13" table:formula="of:=1.35*[.Q67]" office:value-type="float" office:value="97889.9196878713" calcext:value-type="float">
            <text:p>97890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1.2*[.F68]" office:value-type="float" office:value="5494.82207869837" calcext:value-type="float">
            <text:p>5495</text:p>
          </table:table-cell>
          <table:table-cell table:formula="of:=[.G68]+[.F69]" office:value-type="float" office:value="32872.9324721902" calcext:value-type="float">
            <text:p>32873</text:p>
          </table:table-cell>
          <table:table-cell table:formula="of:= 160 * [.G69]" office:value-type="float" office:value="5259669.19555044" calcext:value-type="float">
            <text:p>5259669</text:p>
          </table:table-cell>
          <table:table-cell table:style-name="ce8" table:formula="of:=60000000/[.H69]" office:value-type="float" office:value="11.4075615346225" calcext:value-type="float">
            <text:p>11.41</text:p>
          </table:table-cell>
          <table:table-cell table:formula="of:=[.J68]*1.2" office:value-type="float" office:value="3165017.51733026" calcext:value-type="float">
            <text:p>3,165,017.52</text:p>
          </table:table-cell>
          <table:table-cell table:style-name="ce8" table:formula="of:=60000000/[.J69]" office:value-type="float" office:value="18.9572410488934" calcext:value-type="float">
            <text:p>18.96</text:p>
          </table:table-cell>
          <table:table-cell table:number-columns-repeated="2"/>
          <table:table-cell table:formula="of:=[.I69]*160" office:value-type="float" office:value="1825.2098455396" calcext:value-type="float">
            <text:p>1825</text:p>
          </table:table-cell>
          <table:table-cell table:formula="of:=1.25*[.O68]" office:value-type="float" office:value="16543.6122510606" calcext:value-type="float">
            <text:p>16544</text:p>
          </table:table-cell>
          <table:table-cell table:style-name="ce13" table:formula="of:=1.3*[.P68]" office:value-type="float" office:value="47701.3317004997" calcext:value-type="float">
            <text:p>47701</text:p>
          </table:table-cell>
          <table:table-cell table:style-name="ce13" table:formula="of:=1.35*[.Q68]" office:value-type="float" office:value="132151.391578626" calcext:value-type="float">
            <text:p>13215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6" calcext:value-type="date">
            <text:p>2020-04-16</text:p>
          </table:table-cell>
          <table:table-cell table:number-columns-repeated="2"/>
          <table:table-cell table:formula="of:=1.2*[.F69]" office:value-type="float" office:value="6593.78649443804" calcext:value-type="float">
            <text:p>6594</text:p>
          </table:table-cell>
          <table:table-cell table:formula="of:=[.G69]+[.F70]" office:value-type="float" office:value="39466.7189666283" calcext:value-type="float">
            <text:p>39467</text:p>
          </table:table-cell>
          <table:table-cell table:formula="of:= 160 * [.G70]" office:value-type="float" office:value="6314675.03466052" calcext:value-type="float">
            <text:p>6314675</text:p>
          </table:table-cell>
          <table:table-cell table:style-name="ce8" table:formula="of:=60000000/[.H70]" office:value-type="float" office:value="9.50167659787193" calcext:value-type="float">
            <text:p>9.50</text:p>
          </table:table-cell>
          <table:table-cell table:formula="of:=[.J69]*1.2" office:value-type="float" office:value="3798021.02079631" calcext:value-type="float">
            <text:p>3,798,021.02</text:p>
          </table:table-cell>
          <table:table-cell table:style-name="ce8" table:formula="of:=60000000/[.J70]" office:value-type="float" office:value="15.7977008740779" calcext:value-type="float">
            <text:p>15.80</text:p>
          </table:table-cell>
          <table:table-cell table:number-columns-repeated="2"/>
          <table:table-cell table:formula="of:=[.I70]*160" office:value-type="float" office:value="1520.26825565951" calcext:value-type="float">
            <text:p>1520</text:p>
          </table:table-cell>
          <table:table-cell table:formula="of:=1.25*[.O69]" office:value-type="float" office:value="20679.5153138257" calcext:value-type="float">
            <text:p>20680</text:p>
          </table:table-cell>
          <table:table-cell table:style-name="ce13" table:formula="of:=1.3*[.P69]" office:value-type="float" office:value="62011.7312106497" calcext:value-type="float">
            <text:p>62012</text:p>
          </table:table-cell>
          <table:table-cell table:style-name="ce13" table:formula="of:=1.35*[.Q69]" office:value-type="float" office:value="178404.378631145" calcext:value-type="float">
            <text:p>178404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7" calcext:value-type="date">
            <text:p>2020-04-17</text:p>
          </table:table-cell>
          <table:table-cell table:number-columns-repeated="2"/>
          <table:table-cell table:formula="of:=1.2*[.F70]" office:value-type="float" office:value="7912.54379332565" calcext:value-type="float">
            <text:p>7913</text:p>
          </table:table-cell>
          <table:table-cell table:formula="of:=[.G70]+[.F71]" office:value-type="float" office:value="47379.2627599539" calcext:value-type="float">
            <text:p>47379</text:p>
          </table:table-cell>
          <table:table-cell table:formula="of:= 160 * [.G71]" office:value-type="float" office:value="7580682.04159263" calcext:value-type="float">
            <text:p>7580682</text:p>
          </table:table-cell>
          <table:table-cell table:style-name="ce8" table:formula="of:=60000000/[.H71]" office:value-type="float" office:value="7.91485511076713" calcext:value-type="float">
            <text:p>7.91</text:p>
          </table:table-cell>
          <table:table-cell table:formula="of:=[.J70]*1.2" office:value-type="float" office:value="4557625.22495558" calcext:value-type="float">
            <text:p>4,557,625.22</text:p>
          </table:table-cell>
          <table:table-cell table:style-name="ce8" table:formula="of:=60000000/[.J71]" office:value-type="float" office:value="13.1647507283982" calcext:value-type="float">
            <text:p>13.16</text:p>
          </table:table-cell>
          <table:table-cell table:number-columns-repeated="2"/>
          <table:table-cell table:formula="of:=[.I71]*160" office:value-type="float" office:value="1266.37681772274" calcext:value-type="float">
            <text:p>1266</text:p>
          </table:table-cell>
          <table:table-cell table:formula="of:=1.25*[.O70]" office:value-type="float" office:value="25849.3941422821" calcext:value-type="float">
            <text:p>25849</text:p>
          </table:table-cell>
          <table:table-cell table:style-name="ce13" table:formula="of:=1.3*[.P70]" office:value-type="float" office:value="80615.2505738446" calcext:value-type="float">
            <text:p>80615</text:p>
          </table:table-cell>
          <table:table-cell table:style-name="ce13" table:formula="of:=1.35*[.Q70]" office:value-type="float" office:value="240845.911152046" calcext:value-type="float">
            <text:p>240846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8" calcext:value-type="date">
            <text:p>2020-04-18</text:p>
          </table:table-cell>
          <table:table-cell table:number-columns-repeated="2"/>
          <table:table-cell table:formula="of:=1.2*[.F71]" office:value-type="float" office:value="9495.05255199078" calcext:value-type="float">
            <text:p>9495</text:p>
          </table:table-cell>
          <table:table-cell table:formula="of:=[.G71]+[.F72]" office:value-type="float" office:value="56874.3153119447" calcext:value-type="float">
            <text:p>56874</text:p>
          </table:table-cell>
          <table:table-cell table:formula="of:= 160 * [.G72]" office:value-type="float" office:value="9099890.44991115" calcext:value-type="float">
            <text:p>9099890</text:p>
          </table:table-cell>
          <table:table-cell table:style-name="ce8" table:formula="of:=60000000/[.H72]" office:value-type="float" office:value="6.59348596889821" calcext:value-type="float">
            <text:p>6.59</text:p>
          </table:table-cell>
          <table:table-cell table:formula="of:=[.J71]*1.2" office:value-type="float" office:value="5469150.26994669" calcext:value-type="float">
            <text:p>5,469,150.27</text:p>
          </table:table-cell>
          <table:table-cell table:style-name="ce8" table:formula="of:=60000000/[.J72]" office:value-type="float" office:value="10.9706256069985" calcext:value-type="float">
            <text:p>10.97</text:p>
          </table:table-cell>
          <table:table-cell table:number-columns-repeated="2"/>
          <table:table-cell table:formula="of:=[.I72]*160" office:value-type="float" office:value="1054.95775502371" calcext:value-type="float">
            <text:p>1055</text:p>
          </table:table-cell>
          <table:table-cell table:formula="of:=1.25*[.O71]" office:value-type="float" office:value="32311.7426778526" calcext:value-type="float">
            <text:p>32312</text:p>
          </table:table-cell>
          <table:table-cell table:style-name="ce13" table:formula="of:=1.3*[.P71]" office:value-type="float" office:value="104799.825745998" calcext:value-type="float">
            <text:p>104800</text:p>
          </table:table-cell>
          <table:table-cell table:style-name="ce13" table:formula="of:=1.35*[.Q71]" office:value-type="float" office:value="325141.980055263" calcext:value-type="float">
            <text:p>32514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1.2*[.F72]" office:value-type="float" office:value="11394.0630623889" calcext:value-type="float">
            <text:p>11394</text:p>
          </table:table-cell>
          <table:table-cell table:formula="of:=[.G72]+[.F73]" office:value-type="float" office:value="68268.3783743336" calcext:value-type="float">
            <text:p>68268</text:p>
          </table:table-cell>
          <table:table-cell table:formula="of:= 160 * [.G73]" office:value-type="float" office:value="10922940.5398934" calcext:value-type="float">
            <text:p>10922941</text:p>
          </table:table-cell>
          <table:table-cell table:style-name="ce8" table:formula="of:=60000000/[.H73]" office:value-type="float" office:value="5.4930263312214" calcext:value-type="float">
            <text:p>5.49</text:p>
          </table:table-cell>
          <table:table-cell table:formula="of:=[.J72]*1.2" office:value-type="float" office:value="6562980.32393603" calcext:value-type="float">
            <text:p>6,562,980.32</text:p>
          </table:table-cell>
          <table:table-cell table:style-name="ce8" table:formula="of:=60000000/[.J73]" office:value-type="float" office:value="9.1421880058321" calcext:value-type="float">
            <text:p>9.14</text:p>
          </table:table-cell>
          <table:table-cell table:number-columns-repeated="2"/>
          <table:table-cell table:formula="of:=[.I73]*160" office:value-type="float" office:value="878.884212995424" calcext:value-type="float">
            <text:p>879</text:p>
          </table:table-cell>
          <table:table-cell table:formula="of:=1.25*[.O72]" office:value-type="float" office:value="40389.6783473158" calcext:value-type="float">
            <text:p>40390</text:p>
          </table:table-cell>
          <table:table-cell table:style-name="ce13" table:formula="of:=1.3*[.P72]" office:value-type="float" office:value="136239.773469797" calcext:value-type="float">
            <text:p>136240</text:p>
          </table:table-cell>
          <table:table-cell table:style-name="ce13" table:formula="of:=1.35*[.Q72]" office:value-type="float" office:value="438941.673074605" calcext:value-type="float">
            <text:p>43894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0" calcext:value-type="date">
            <text:p>2020-04-20</text:p>
          </table:table-cell>
          <table:table-cell table:number-columns-repeated="2"/>
          <table:table-cell table:formula="of:=1.2*[.F73]" office:value-type="float" office:value="13672.8756748667" calcext:value-type="float">
            <text:p>13673</text:p>
          </table:table-cell>
          <table:table-cell table:formula="of:=[.G73]+[.F74]" office:value-type="float" office:value="81941.2540492004" calcext:value-type="float">
            <text:p>81941</text:p>
          </table:table-cell>
          <table:table-cell table:formula="of:= 160 * [.G74]" office:value-type="float" office:value="13110600.6478721" calcext:value-type="float">
            <text:p>13110601</text:p>
          </table:table-cell>
          <table:table-cell table:style-name="ce8" table:formula="of:=60000000/[.H74]" office:value-type="float" office:value="4.57644936425841" calcext:value-type="float">
            <text:p>4.58</text:p>
          </table:table-cell>
          <table:table-cell table:formula="of:=[.J73]*1.2" office:value-type="float" office:value="7875576.38872323" calcext:value-type="float">
            <text:p>7,875,576.39</text:p>
          </table:table-cell>
          <table:table-cell table:style-name="ce8" table:formula="of:=60000000/[.J74]" office:value-type="float" office:value="7.61849000486008" calcext:value-type="float">
            <text:p>7.62</text:p>
          </table:table-cell>
          <table:table-cell table:number-columns-repeated="2"/>
          <table:table-cell table:formula="of:=[.I74]*160" office:value-type="float" office:value="732.231898281346" calcext:value-type="float">
            <text:p>732</text:p>
          </table:table-cell>
          <table:table-cell table:formula="of:=1.25*[.O73]" office:value-type="float" office:value="50487.0979341448" calcext:value-type="float">
            <text:p>50487</text:p>
          </table:table-cell>
          <table:table-cell table:style-name="ce13" table:formula="of:=1.3*[.P73]" office:value-type="float" office:value="177111.705510737" calcext:value-type="float">
            <text:p>177112</text:p>
          </table:table-cell>
          <table:table-cell table:style-name="ce13" table:formula="of:=1.35*[.Q73]" office:value-type="float" office:value="592571.258650716" calcext:value-type="float">
            <text:p>59257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1" calcext:value-type="date">
            <text:p>2020-04-21</text:p>
          </table:table-cell>
          <table:table-cell table:number-columns-repeated="2"/>
          <table:table-cell table:formula="of:=1.2*[.F74]" office:value-type="float" office:value="16407.4508098401" calcext:value-type="float">
            <text:p>16407</text:p>
          </table:table-cell>
          <table:table-cell table:formula="of:=[.G74]+[.F75]" office:value-type="float" office:value="98348.7048590404" calcext:value-type="float">
            <text:p>98349</text:p>
          </table:table-cell>
          <table:table-cell table:formula="of:= 160 * [.G75]" office:value-type="float" office:value="15735792.7774465" calcext:value-type="float">
            <text:p>15735793</text:p>
          </table:table-cell>
          <table:table-cell table:style-name="ce8" table:formula="of:=60000000/[.H75]" office:value-type="float" office:value="3.81296327732504" calcext:value-type="float">
            <text:p>3.81</text:p>
          </table:table-cell>
          <table:table-cell table:formula="of:=[.J74]*1.2" office:value-type="float" office:value="9450691.66646788" calcext:value-type="float">
            <text:p>9,450,691.67</text:p>
          </table:table-cell>
          <table:table-cell table:style-name="ce8" table:formula="of:=60000000/[.J75]" office:value-type="float" office:value="6.34874167071673" calcext:value-type="float">
            <text:p>6.35</text:p>
          </table:table-cell>
          <table:table-cell table:number-columns-repeated="2"/>
          <table:table-cell table:formula="of:=[.I75]*160" office:value-type="float" office:value="610.074124372007" calcext:value-type="float">
            <text:p>610</text:p>
          </table:table-cell>
          <table:table-cell table:formula="of:=1.25*[.O74]" office:value-type="float" office:value="63108.8724176809" calcext:value-type="float">
            <text:p>63109</text:p>
          </table:table-cell>
          <table:table-cell table:style-name="ce13" table:formula="of:=1.3*[.P74]" office:value-type="float" office:value="230245.217163958" calcext:value-type="float">
            <text:p>230245</text:p>
          </table:table-cell>
          <table:table-cell table:style-name="ce13" table:formula="of:=1.35*[.Q74]" office:value-type="float" office:value="799971.199178467" calcext:value-type="float">
            <text:p>79997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2" calcext:value-type="date">
            <text:p>2020-04-22</text:p>
          </table:table-cell>
          <table:table-cell table:number-columns-repeated="2"/>
          <table:table-cell table:formula="of:=1.2*[.F75]" office:value-type="float" office:value="19688.9409718081" calcext:value-type="float">
            <text:p>19689</text:p>
          </table:table-cell>
          <table:table-cell table:formula="of:=[.G75]+[.F76]" office:value-type="float" office:value="118037.645830849" calcext:value-type="float">
            <text:p>118038</text:p>
          </table:table-cell>
          <table:table-cell table:formula="of:= 160 * [.G76]" office:value-type="float" office:value="18886023.3329358" calcext:value-type="float">
            <text:p>18886023</text:p>
          </table:table-cell>
          <table:table-cell table:style-name="ce8" table:formula="of:=60000000/[.H76]" office:value-type="float" office:value="3.17695255069206" calcext:value-type="float">
            <text:p>3.18</text:p>
          </table:table-cell>
          <table:table-cell table:formula="of:=[.J75]*1.2" office:value-type="float" office:value="11340829.9997615" calcext:value-type="float">
            <text:p>11,340,830.00</text:p>
          </table:table-cell>
          <table:table-cell table:style-name="ce8" table:formula="of:=60000000/[.J76]" office:value-type="float" office:value="5.29061805893061" calcext:value-type="float">
            <text:p>5.29</text:p>
          </table:table-cell>
          <table:table-cell table:number-columns-repeated="2"/>
          <table:table-cell table:formula="of:=[.I76]*160" office:value-type="float" office:value="508.312408110729" calcext:value-type="float">
            <text:p>508</text:p>
          </table:table-cell>
          <table:table-cell table:formula="of:=1.25*[.O75]" office:value-type="float" office:value="78886.0905221012" calcext:value-type="float">
            <text:p>78886</text:p>
          </table:table-cell>
          <table:table-cell table:style-name="ce13" table:formula="of:=1.3*[.P75]" office:value-type="float" office:value="299318.782313145" calcext:value-type="float">
            <text:p>299319</text:p>
          </table:table-cell>
          <table:table-cell table:style-name="ce13" table:formula="of:=1.35*[.Q75]" office:value-type="float" office:value="1079961.11889093" calcext:value-type="float">
            <text:p>1079961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1.2*[.F76]" office:value-type="float" office:value="23626.7291661697" calcext:value-type="float">
            <text:p>23627</text:p>
          </table:table-cell>
          <table:table-cell table:formula="of:=[.G76]+[.F77]" office:value-type="float" office:value="141664.374997018" calcext:value-type="float">
            <text:p>141664</text:p>
          </table:table-cell>
          <table:table-cell table:formula="of:= 160 * [.G77]" office:value-type="float" office:value="22666299.9995229" calcext:value-type="float">
            <text:p>22666300</text:p>
          </table:table-cell>
          <table:table-cell table:style-name="ce8" table:formula="of:=60000000/[.H77]" office:value-type="float" office:value="2.64710164434702" calcext:value-type="float">
            <text:p>2.65</text:p>
          </table:table-cell>
          <table:table-cell table:formula="of:=[.J76]*1.2" office:value-type="float" office:value="13608995.9997137" calcext:value-type="float">
            <text:p>13,608,996.00</text:p>
          </table:table-cell>
          <table:table-cell table:style-name="ce8" table:formula="of:=60000000/[.J77]" office:value-type="float" office:value="4.40884838244218" calcext:value-type="float">
            <text:p>4.41</text:p>
          </table:table-cell>
          <table:table-cell table:number-columns-repeated="2"/>
          <table:table-cell table:formula="of:=[.I77]*160" office:value-type="float" office:value="423.536263095523" calcext:value-type="float">
            <text:p>424</text:p>
          </table:table-cell>
          <table:table-cell table:formula="of:=1.25*[.O76]" office:value-type="float" office:value="98607.6131526265" calcext:value-type="float">
            <text:p>98608</text:p>
          </table:table-cell>
          <table:table-cell table:style-name="ce13" table:formula="of:=1.3*[.P76]" office:value-type="float" office:value="389114.417007088" calcext:value-type="float">
            <text:p>389114</text:p>
          </table:table-cell>
          <table:table-cell table:style-name="ce13" table:formula="of:=1.35*[.Q76]" office:value-type="float" office:value="1457947.51050276" calcext:value-type="float">
            <text:p>1457948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4" calcext:value-type="date">
            <text:p>2020-04-24</text:p>
          </table:table-cell>
          <table:table-cell table:number-columns-repeated="2"/>
          <table:table-cell table:formula="of:=1.2*[.F77]" office:value-type="float" office:value="28352.0749994036" calcext:value-type="float">
            <text:p>28352</text:p>
          </table:table-cell>
          <table:table-cell table:formula="of:=[.G77]+[.F78]" office:value-type="float" office:value="170016.449996422" calcext:value-type="float">
            <text:p>170016</text:p>
          </table:table-cell>
          <table:table-cell table:formula="of:= 160 * [.G78]" office:value-type="float" office:value="27202631.9994275" calcext:value-type="float">
            <text:p>27202632</text:p>
          </table:table-cell>
          <table:table-cell table:style-name="ce8" table:formula="of:=60000000/[.H78]" office:value-type="float" office:value="2.20566892208308" calcext:value-type="float">
            <text:p>2.21</text:p>
          </table:table-cell>
          <table:table-cell table:formula="of:=[.J77]*1.2" office:value-type="float" office:value="16330795.1996565" calcext:value-type="float">
            <text:p>16,330,795.20</text:p>
          </table:table-cell>
          <table:table-cell table:style-name="ce8" table:formula="of:=60000000/[.J78]" office:value-type="float" office:value="3.67404031870181" calcext:value-type="float">
            <text:p>3.67</text:p>
          </table:table-cell>
          <table:table-cell table:number-columns-repeated="2"/>
          <table:table-cell table:formula="of:=[.I78]*160" office:value-type="float" office:value="352.907027533293" calcext:value-type="float">
            <text:p>353</text:p>
          </table:table-cell>
          <table:table-cell table:formula="of:=1.25*[.O77]" office:value-type="float" office:value="123259.516440783" calcext:value-type="float">
            <text:p>123260</text:p>
          </table:table-cell>
          <table:table-cell table:style-name="ce13" table:formula="of:=1.3*[.P77]" office:value-type="float" office:value="505848.742109215" calcext:value-type="float">
            <text:p>505849</text:p>
          </table:table-cell>
          <table:table-cell table:style-name="ce13" table:formula="of:=1.35*[.Q77]" office:value-type="float" office:value="1968229.13917872" calcext:value-type="float">
            <text:p>1968229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5" calcext:value-type="date">
            <text:p>2020-04-25</text:p>
          </table:table-cell>
          <table:table-cell table:number-columns-repeated="2"/>
          <table:table-cell table:formula="of:=1.2*[.F78]" office:value-type="float" office:value="34022.4899992844" calcext:value-type="float">
            <text:p>34022</text:p>
          </table:table-cell>
          <table:table-cell table:formula="of:=[.G78]+[.F79]" office:value-type="float" office:value="204038.939995706" calcext:value-type="float">
            <text:p>204039</text:p>
          </table:table-cell>
          <table:table-cell table:formula="of:= 160 * [.G79]" office:value-type="float" office:value="32646230.399313" calcext:value-type="float">
            <text:p>32646230</text:p>
          </table:table-cell>
          <table:table-cell table:style-name="ce8" table:formula="of:=60000000/[.H79]" office:value-type="float" office:value="1.83788447444341" calcext:value-type="float">
            <text:p>1.84</text:p>
          </table:table-cell>
          <table:table-cell table:formula="of:=[.J78]*1.2" office:value-type="float" office:value="19596954.2395878" calcext:value-type="float">
            <text:p>19,596,954.24</text:p>
          </table:table-cell>
          <table:table-cell table:style-name="ce8" table:formula="of:=60000000/[.J79]" office:value-type="float" office:value="3.06170026558484" calcext:value-type="float">
            <text:p>3.06</text:p>
          </table:table-cell>
          <table:table-cell table:number-columns-repeated="2"/>
          <table:table-cell table:formula="of:=[.I79]*160" office:value-type="float" office:value="294.061515910946" calcext:value-type="float">
            <text:p>294</text:p>
          </table:table-cell>
          <table:table-cell table:formula="of:=1.25*[.O78]" office:value-type="float" office:value="154074.395550979" calcext:value-type="float">
            <text:p>154074</text:p>
          </table:table-cell>
          <table:table-cell table:style-name="ce13" table:formula="of:=1.3*[.P78]" office:value-type="float" office:value="657603.364741979" calcext:value-type="float">
            <text:p>657603</text:p>
          </table:table-cell>
          <table:table-cell table:style-name="ce13" table:formula="of:=1.35*[.Q78]" office:value-type="float" office:value="2657109.33789127" calcext:value-type="float">
            <text:p>2657109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6" calcext:value-type="date">
            <text:p>2020-04-26</text:p>
          </table:table-cell>
          <table:table-cell table:number-columns-repeated="2"/>
          <table:table-cell table:formula="of:=1.2*[.F79]" office:value-type="float" office:value="40826.9879991413" calcext:value-type="float">
            <text:p>40827</text:p>
          </table:table-cell>
          <table:table-cell table:formula="of:=[.G79]+[.F80]" office:value-type="float" office:value="244865.927994848" calcext:value-type="float">
            <text:p>244866</text:p>
          </table:table-cell>
          <table:table-cell table:formula="of:= 160 * [.G80]" office:value-type="float" office:value="39178548.4791756" calcext:value-type="float">
            <text:p>39178548</text:p>
          </table:table-cell>
          <table:table-cell table:style-name="ce8" table:formula="of:=60000000/[.H80]" office:value-type="float" office:value="1.53145030454335" calcext:value-type="float">
            <text:p>1.53</text:p>
          </table:table-cell>
          <table:table-cell table:formula="of:=[.J79]*1.2" office:value-type="float" office:value="23516345.0875054" calcext:value-type="float">
            <text:p>23,516,345.09</text:p>
          </table:table-cell>
          <table:table-cell table:style-name="ce8" table:formula="of:=60000000/[.J80]" office:value-type="float" office:value="2.55141688798737" calcext:value-type="float">
            <text:p>2.55</text:p>
          </table:table-cell>
          <table:table-cell table:number-columns-repeated="2"/>
          <table:table-cell table:formula="of:=[.I80]*160" office:value-type="float" office:value="245.032048726937" calcext:value-type="float">
            <text:p>245</text:p>
          </table:table-cell>
          <table:table-cell table:formula="of:=1.25*[.O79]" office:value-type="float" office:value="192592.994438724" calcext:value-type="float">
            <text:p>192593</text:p>
          </table:table-cell>
          <table:table-cell table:style-name="ce13" table:formula="of:=1.3*[.P79]" office:value-type="float" office:value="854884.374164573" calcext:value-type="float">
            <text:p>854884</text:p>
          </table:table-cell>
          <table:table-cell table:style-name="ce13" table:formula="of:=1.35*[.Q79]" office:value-type="float" office:value="3587097.60615322" calcext:value-type="float">
            <text:p>3587098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1.2*[.F80]" office:value-type="float" office:value="48992.3855989695" calcext:value-type="float">
            <text:p>48992</text:p>
          </table:table-cell>
          <table:table-cell table:formula="of:=[.G80]+[.F81]" office:value-type="float" office:value="293858.313593817" calcext:value-type="float">
            <text:p>293858</text:p>
          </table:table-cell>
          <table:table-cell table:formula="of:= 160 * [.G81]" office:value-type="float" office:value="47017330.1750107" calcext:value-type="float">
            <text:p>47017330</text:p>
          </table:table-cell>
          <table:table-cell table:style-name="ce8" table:formula="of:=60000000/[.H81]" office:value-type="float" office:value="1.27612520270003" calcext:value-type="float">
            <text:p>1.28</text:p>
          </table:table-cell>
          <table:table-cell table:formula="of:=[.J80]*1.2" office:value-type="float" office:value="28219614.1050064" calcext:value-type="float">
            <text:p>28,219,614.11</text:p>
          </table:table-cell>
          <table:table-cell table:style-name="ce8" table:formula="of:=60000000/[.J81]" office:value-type="float" office:value="2.12618073998948" calcext:value-type="float">
            <text:p>2.13</text:p>
          </table:table-cell>
          <table:table-cell table:number-columns-repeated="2"/>
          <table:table-cell table:formula="of:=[.I81]*160" office:value-type="float" office:value="204.180032432006" calcext:value-type="float">
            <text:p>204</text:p>
          </table:table-cell>
          <table:table-cell table:formula="of:=1.25*[.O80]" office:value-type="float" office:value="240741.243048404" calcext:value-type="float">
            <text:p>240741</text:p>
          </table:table-cell>
          <table:table-cell table:style-name="ce13" table:formula="of:=1.3*[.P80]" office:value-type="float" office:value="1111349.68641394" calcext:value-type="float">
            <text:p>1111350</text:p>
          </table:table-cell>
          <table:table-cell table:style-name="ce13" table:formula="of:=1.35*[.Q80]" office:value-type="float" office:value="4842581.76830685" calcext:value-type="float">
            <text:p>4842582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4-28" calcext:value-type="date">
            <text:p>2020-04-28</text:p>
          </table:table-cell>
          <table:table-cell table:number-columns-repeated="5"/>
          <table:table-cell table:style-name="ce8"/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7.004cm" svg:height="13.968cm" svg:x="67.936cm" svg:y="37.387cm">
            <draw:object draw:notify-on-update-of-ranges="'UK -'.C42:'UK -'.C81 'UK -'.C29:'UK -'.C42 'UK -'.F29:'UK -'.F42 'UK -'.C42:'UK -'.C81 'UK -'.F42:'UK -'.F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27.004cm" svg:height="13.968cm" svg:x="68.023cm" svg:y="53.912cm">
            <draw:object draw:notify-on-update-of-ranges="'UK -'.C42:'UK -'.C81 'UK -'.C29:'UK -'.C42 'UK -'.F29:'UK -'.F42 'UK -'.C42:'UK -'.C81 'UK -'.Q42:'UK -'.Q42 'UK -'.Q42:'UK -'.Q81 'UK -'.C42:'UK -'.C81 'UK -'.F42:'UK -'.F81 'UK -'.C42:'UK -'.C81 'UK -'.O42:'UK -'.O42 'UK -'.O42:'UK -'.O81 'UK -'.C42:'UK -'.C81 'UK -'.P42:'UK -'.P42 'UK -'.P42:'UK -'.P8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"/>
        <table:table-column table:style-name="co4" table:default-cell-style-name="ce15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8" office:value-type="string" calcext:value-type="string">
            <text:p><text:s/>Risk USA</text:p>
          </table:table-cell>
          <table:table-cell table:style-name="ce8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5"/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8" table:formula="of:=320000000/[.H27]" office:value-type="float" office:value="2000000" calcext:value-type="float">
            <text:p>2,000,000.00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8" table:formula="of:=320000000/[.H28]" office:value-type="float" office:value="2000000" calcext:value-type="float">
            <text:p>2,000,000.00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8" table:formula="of:=320000000/[.H29]" office:value-type="float" office:value="333333.333333333" calcext:value-type="float">
            <text:p>333,333.33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8" table:formula="of:=320000000/[.H30]" office:value-type="float" office:value="222222.222222222" calcext:value-type="float">
            <text:p>222,222.22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8" table:formula="of:=320000000/[.H31]" office:value-type="float" office:value="181818.181818182" calcext:value-type="float">
            <text:p>181,818.18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8" table:formula="of:=320000000/[.H32]" office:value-type="float" office:value="166666.666666667" calcext:value-type="float">
            <text:p>166,666.67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8" table:formula="of:=320000000/[.H33]" office:value-type="float" office:value="133333.333333333" calcext:value-type="float">
            <text:p>133,333.33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8" table:formula="of:=320000000/[.H34]" office:value-type="float" office:value="105263.157894737" calcext:value-type="float">
            <text:p>105,263.16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8" table:formula="of:=320000000/[.H35]" office:value-type="float" office:value="90909.0909090909" calcext:value-type="float">
            <text:p>90,909.09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8" table:formula="of:=320000000/[.H36]" office:value-type="float" office:value="76923.0769230769" calcext:value-type="float">
            <text:p>76,923.08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8" table:formula="of:=320000000/[.H37]" office:value-type="float" office:value="66666.6666666667" calcext:value-type="float">
            <text:p>66,666.67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8" table:formula="of:=320000000/[.H38]" office:value-type="float" office:value="52631.5789473684" calcext:value-type="float">
            <text:p>52,631.58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8" table:formula="of:=320000000/[.H39]" office:value-type="float" office:value="48780.4878048781" calcext:value-type="float">
            <text:p>48,780.49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8" table:formula="of:=320000000/[.H40]" office:value-type="float" office:value="40816.3265306122" calcext:value-type="float">
            <text:p>40,816.33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8" table:formula="of:=320000000/[.H41]" office:value-type="float" office:value="35087.7192982456" calcext:value-type="float">
            <text:p>35,087.72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8" table:formula="of:=320000000/[.H42]" office:value-type="float" office:value="29411.7647058824" calcext:value-type="float">
            <text:p>29,411.76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8" table:formula="of:=320000000/[.H43]" office:value-type="float" office:value="23255.8139534884" calcext:value-type="float">
            <text:p>23,255.81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8" table:formula="of:=320000000/[.H44]" office:value-type="float" office:value="18348.623853211" calcext:value-type="float">
            <text:p>18,348.62</text:p>
          </table:table-cell>
          <table:table-cell table:style-name="ce8"/>
          <table:table-cell table:number-columns-repeated="3"/>
        </table:table-row>
        <table:table-row table:style-name="ro1">
          <table:table-cell table:number-columns-repeated="2"/>
          <table:table-cell table:style-name="ce7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8" table:formula="of:=320000000/[.H45]" office:value-type="float" office:value="13071.8954248366" calcext:value-type="float">
            <text:p>13,071.90</text:p>
          </table:table-cell>
          <table:table-cell table:style-name="ce8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7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8" table:formula="of:=[.K46]" office:value-type="float" office:value="10893.2461873638" calcext:value-type="float">
            <text:p>10,893.25</text:p>
          </table:table-cell>
          <table:table-cell table:style-name="ce8" table:formula="of:=[.H45]*1.2" office:value-type="float" office:value="29376" calcext:value-type="float">
            <text:p>29,376.00</text:p>
          </table:table-cell>
          <table:table-cell table:style-name="ce8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8" table:formula="of:=[.K47]" office:value-type="float" office:value="9077.70515613653" calcext:value-type="float">
            <text:p>9,077.71</text:p>
          </table:table-cell>
          <table:table-cell table:style-name="ce8" table:formula="of:=[.J46]*1.2" office:value-type="float" office:value="35251.2" calcext:value-type="float">
            <text:p>35,251.20</text:p>
          </table:table-cell>
          <table:table-cell table:style-name="ce8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8" table:formula="of:=[.K48]" office:value-type="float" office:value="7564.75429678044" calcext:value-type="float">
            <text:p>7,564.75</text:p>
          </table:table-cell>
          <table:table-cell table:style-name="ce8" table:formula="of:=[.J47]*1.2" office:value-type="float" office:value="42301.44" calcext:value-type="float">
            <text:p>42,301.44</text:p>
          </table:table-cell>
          <table:table-cell table:style-name="ce8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8" table:formula="of:=[.K49]" office:value-type="float" office:value="6303.9619139837" calcext:value-type="float">
            <text:p>6,303.96</text:p>
          </table:table-cell>
          <table:table-cell table:style-name="ce8" table:formula="of:=[.J48]*1.2" office:value-type="float" office:value="50761.728" calcext:value-type="float">
            <text:p>50,761.73</text:p>
          </table:table-cell>
          <table:table-cell table:style-name="ce8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8" table:formula="of:=[.K50]" office:value-type="float" office:value="5253.30159498642" calcext:value-type="float">
            <text:p>5,253.30</text:p>
          </table:table-cell>
          <table:table-cell table:style-name="ce8" table:formula="of:=[.J49]*1.2" office:value-type="float" office:value="60914.0736" calcext:value-type="float">
            <text:p>60,914.07</text:p>
          </table:table-cell>
          <table:table-cell table:style-name="ce8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8" table:formula="of:=[.K51]" office:value-type="float" office:value="4377.75132915535" calcext:value-type="float">
            <text:p>4,377.75</text:p>
          </table:table-cell>
          <table:table-cell table:style-name="ce8" table:formula="of:=[.J50]*1.2" office:value-type="float" office:value="73096.88832" calcext:value-type="float">
            <text:p>73,096.89</text:p>
          </table:table-cell>
          <table:table-cell table:style-name="ce8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8" table:formula="of:=[.K52]" office:value-type="float" office:value="3648.12610762946" calcext:value-type="float">
            <text:p>3,648.13</text:p>
          </table:table-cell>
          <table:table-cell table:style-name="ce8" table:formula="of:=[.J51]*1.2" office:value-type="float" office:value="87716.265984" calcext:value-type="float">
            <text:p>87,716.27</text:p>
          </table:table-cell>
          <table:table-cell table:style-name="ce8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8" table:formula="of:=[.K53]" office:value-type="float" office:value="3040.10508969121" calcext:value-type="float">
            <text:p>3,040.11</text:p>
          </table:table-cell>
          <table:table-cell table:style-name="ce8" table:formula="of:=[.J52]*1.2" office:value-type="float" office:value="105259.5191808" calcext:value-type="float">
            <text:p>105,259.52</text:p>
          </table:table-cell>
          <table:table-cell table:style-name="ce8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8" table:formula="of:=[.K54]" office:value-type="float" office:value="2533.42090807601" calcext:value-type="float">
            <text:p>2,533.42</text:p>
          </table:table-cell>
          <table:table-cell table:style-name="ce8" table:formula="of:=[.J53]*1.2" office:value-type="float" office:value="126311.42301696" calcext:value-type="float">
            <text:p>126,311.42</text:p>
          </table:table-cell>
          <table:table-cell table:style-name="ce8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8" table:formula="of:=[.K55]" office:value-type="float" office:value="2111.18409006334" calcext:value-type="float">
            <text:p>2,111.18</text:p>
          </table:table-cell>
          <table:table-cell table:style-name="ce8" table:formula="of:=[.J54]*1.2" office:value-type="float" office:value="151573.707620352" calcext:value-type="float">
            <text:p>151,573.71</text:p>
          </table:table-cell>
          <table:table-cell table:style-name="ce8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8" table:formula="of:=[.K56]" office:value-type="float" office:value="1759.32007505279" calcext:value-type="float">
            <text:p>1,759.32</text:p>
          </table:table-cell>
          <table:table-cell table:style-name="ce8" table:formula="of:=[.J55]*1.2" office:value-type="float" office:value="181888.449144422" calcext:value-type="float">
            <text:p>181,888.45</text:p>
          </table:table-cell>
          <table:table-cell table:style-name="ce8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8" table:formula="of:=[.K57]" office:value-type="float" office:value="1466.10006254399" calcext:value-type="float">
            <text:p>1,466.10</text:p>
          </table:table-cell>
          <table:table-cell table:style-name="ce8" table:formula="of:=[.J56]*1.2" office:value-type="float" office:value="218266.138973307" calcext:value-type="float">
            <text:p>218,266.14</text:p>
          </table:table-cell>
          <table:table-cell table:style-name="ce8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8" table:formula="of:=[.K58]" office:value-type="float" office:value="1221.75005211999" calcext:value-type="float">
            <text:p>1,221.75</text:p>
          </table:table-cell>
          <table:table-cell table:style-name="ce8" table:formula="of:=[.J57]*1.2" office:value-type="float" office:value="261919.366767968" calcext:value-type="float">
            <text:p>261,919.37</text:p>
          </table:table-cell>
          <table:table-cell table:style-name="ce8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8" table:formula="of:=[.K59]" office:value-type="float" office:value="1018.12504343333" calcext:value-type="float">
            <text:p>1,018.13</text:p>
          </table:table-cell>
          <table:table-cell table:style-name="ce8" table:formula="of:=[.J58]*1.2" office:value-type="float" office:value="314303.240121562" calcext:value-type="float">
            <text:p>314,303.24</text:p>
          </table:table-cell>
          <table:table-cell table:style-name="ce8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8" table:formula="of:=[.K60]" office:value-type="float" office:value="848.437536194438" calcext:value-type="float">
            <text:p>848.44</text:p>
          </table:table-cell>
          <table:table-cell table:style-name="ce8" table:formula="of:=[.J59]*1.2" office:value-type="float" office:value="377163.888145874" calcext:value-type="float">
            <text:p>377,163.89</text:p>
          </table:table-cell>
          <table:table-cell table:style-name="ce8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8" table:formula="of:=[.K61]" office:value-type="float" office:value="707.031280162032" calcext:value-type="float">
            <text:p>707.03</text:p>
          </table:table-cell>
          <table:table-cell table:style-name="ce8" table:formula="of:=[.J60]*1.2" office:value-type="float" office:value="452596.665775049" calcext:value-type="float">
            <text:p>452,596.67</text:p>
          </table:table-cell>
          <table:table-cell table:style-name="ce8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8" table:formula="of:=[.K62]" office:value-type="float" office:value="589.19273346836" calcext:value-type="float">
            <text:p>589.19</text:p>
          </table:table-cell>
          <table:table-cell table:style-name="ce8" table:formula="of:=[.J61]*1.2" office:value-type="float" office:value="543115.998930059" calcext:value-type="float">
            <text:p>543,116.00</text:p>
          </table:table-cell>
          <table:table-cell table:style-name="ce8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8" table:formula="of:=[.K63]" office:value-type="float" office:value="490.993944556966" calcext:value-type="float">
            <text:p>490.99</text:p>
          </table:table-cell>
          <table:table-cell table:style-name="ce8" table:formula="of:=[.J62]*1.2" office:value-type="float" office:value="651739.19871607" calcext:value-type="float">
            <text:p>651,739.20</text:p>
          </table:table-cell>
          <table:table-cell table:style-name="ce8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8" table:formula="of:=[.K64]" office:value-type="float" office:value="409.161620464139" calcext:value-type="float">
            <text:p>409.16</text:p>
          </table:table-cell>
          <table:table-cell table:style-name="ce8" table:formula="of:=[.J63]*1.2" office:value-type="float" office:value="782087.038459285" calcext:value-type="float">
            <text:p>782,087.04</text:p>
          </table:table-cell>
          <table:table-cell table:style-name="ce8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8" table:formula="of:=[.K65]" office:value-type="float" office:value="340.968017053449" calcext:value-type="float">
            <text:p>340.97</text:p>
          </table:table-cell>
          <table:table-cell table:style-name="ce8" table:formula="of:=[.J64]*1.2" office:value-type="float" office:value="938504.446151141" calcext:value-type="float">
            <text:p>938,504.45</text:p>
          </table:table-cell>
          <table:table-cell table:style-name="ce8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8" table:formula="of:=[.K66]" office:value-type="float" office:value="284.140014211207" calcext:value-type="float">
            <text:p>284.14</text:p>
          </table:table-cell>
          <table:table-cell table:style-name="ce8" table:formula="of:=[.J65]*1.2" office:value-type="float" office:value="1126205.33538137" calcext:value-type="float">
            <text:p>1,126,205.34</text:p>
          </table:table-cell>
          <table:table-cell table:style-name="ce8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8" table:formula="of:=[.K67]" office:value-type="float" office:value="236.783345176006" calcext:value-type="float">
            <text:p>236.78</text:p>
          </table:table-cell>
          <table:table-cell table:style-name="ce8" table:formula="of:=[.J66]*1.2" office:value-type="float" office:value="1351446.40245764" calcext:value-type="float">
            <text:p>1,351,446.40</text:p>
          </table:table-cell>
          <table:table-cell table:style-name="ce8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8" table:formula="of:=[.K68]" office:value-type="float" office:value="197.319454313339" calcext:value-type="float">
            <text:p>197.32</text:p>
          </table:table-cell>
          <table:table-cell table:style-name="ce8" table:formula="of:=[.J67]*1.2" office:value-type="float" office:value="1621735.68294917" calcext:value-type="float">
            <text:p>1,621,735.68</text:p>
          </table:table-cell>
          <table:table-cell table:style-name="ce8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8" table:formula="of:=[.K69]" office:value-type="float" office:value="164.432878594449" calcext:value-type="float">
            <text:p>164.43</text:p>
          </table:table-cell>
          <table:table-cell table:style-name="ce8" table:formula="of:=[.J68]*1.2" office:value-type="float" office:value="1946082.81953901" calcext:value-type="float">
            <text:p>1,946,082.82</text:p>
          </table:table-cell>
          <table:table-cell table:style-name="ce8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8" table:formula="of:=[.K70]" office:value-type="float" office:value="137.027398828707" calcext:value-type="float">
            <text:p>137.03</text:p>
          </table:table-cell>
          <table:table-cell table:style-name="ce8" table:formula="of:=[.J69]*1.2" office:value-type="float" office:value="2335299.38344681" calcext:value-type="float">
            <text:p>2,335,299.38</text:p>
          </table:table-cell>
          <table:table-cell table:style-name="ce8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8" table:formula="of:=[.K71]" office:value-type="float" office:value="114.189499023923" calcext:value-type="float">
            <text:p>114.19</text:p>
          </table:table-cell>
          <table:table-cell table:style-name="ce8" table:formula="of:=[.J70]*1.2" office:value-type="float" office:value="2802359.26013617" calcext:value-type="float">
            <text:p>2,802,359.26</text:p>
          </table:table-cell>
          <table:table-cell table:style-name="ce8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8" table:formula="of:=[.K72]" office:value-type="float" office:value="95.157915853269" calcext:value-type="float">
            <text:p>95.16</text:p>
          </table:table-cell>
          <table:table-cell table:style-name="ce8" table:formula="of:=[.J71]*1.2" office:value-type="float" office:value="3362831.1121634" calcext:value-type="float">
            <text:p>3,362,831.11</text:p>
          </table:table-cell>
          <table:table-cell table:style-name="ce8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8" table:formula="of:=[.K73]" office:value-type="float" office:value="79.2982632110575" calcext:value-type="float">
            <text:p>79.30</text:p>
          </table:table-cell>
          <table:table-cell table:style-name="ce8" table:formula="of:=[.J72]*1.2" office:value-type="float" office:value="4035397.33459608" calcext:value-type="float">
            <text:p>4,035,397.33</text:p>
          </table:table-cell>
          <table:table-cell table:style-name="ce8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8" table:formula="of:=[.K74]" office:value-type="float" office:value="66.0818860092146" calcext:value-type="float">
            <text:p>66.08</text:p>
          </table:table-cell>
          <table:table-cell table:style-name="ce8" table:formula="of:=[.J73]*1.2" office:value-type="float" office:value="4842476.8015153" calcext:value-type="float">
            <text:p>4,842,476.80</text:p>
          </table:table-cell>
          <table:table-cell table:style-name="ce8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8" table:formula="of:=[.K75]" office:value-type="float" office:value="55.0682383410121" calcext:value-type="float">
            <text:p>55.07</text:p>
          </table:table-cell>
          <table:table-cell table:style-name="ce8" table:formula="of:=[.J74]*1.2" office:value-type="float" office:value="5810972.16181836" calcext:value-type="float">
            <text:p>5,810,972.16</text:p>
          </table:table-cell>
          <table:table-cell table:style-name="ce8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8" table:formula="of:=[.K76]" office:value-type="float" office:value="45.8901986175101" calcext:value-type="float">
            <text:p>45.89</text:p>
          </table:table-cell>
          <table:table-cell table:style-name="ce8" table:formula="of:=[.J75]*1.2" office:value-type="float" office:value="6973166.59418203" calcext:value-type="float">
            <text:p>6,973,166.59</text:p>
          </table:table-cell>
          <table:table-cell table:style-name="ce8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8" table:formula="of:=[.K77]" office:value-type="float" office:value="38.2418321812584" calcext:value-type="float">
            <text:p>38.24</text:p>
          </table:table-cell>
          <table:table-cell table:style-name="ce8" table:formula="of:=[.J76]*1.2" office:value-type="float" office:value="8367799.91301844" calcext:value-type="float">
            <text:p>8,367,799.91</text:p>
          </table:table-cell>
          <table:table-cell table:style-name="ce8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8" table:formula="of:=[.K78]" office:value-type="float" office:value="31.868193484382" calcext:value-type="float">
            <text:p>31.87</text:p>
          </table:table-cell>
          <table:table-cell table:style-name="ce8" table:formula="of:=[.J77]*1.2" office:value-type="float" office:value="10041359.8956221" calcext:value-type="float">
            <text:p>10,041,359.90</text:p>
          </table:table-cell>
          <table:table-cell table:style-name="ce8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8" table:formula="of:=[.K79]" office:value-type="float" office:value="26.5568279036517" calcext:value-type="float">
            <text:p>26.56</text:p>
          </table:table-cell>
          <table:table-cell table:style-name="ce8" table:formula="of:=[.J78]*1.2" office:value-type="float" office:value="12049631.8747466" calcext:value-type="float">
            <text:p>12,049,631.87</text:p>
          </table:table-cell>
          <table:table-cell table:style-name="ce8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8" table:formula="of:=[.K80]" office:value-type="float" office:value="22.1306899197097" calcext:value-type="float">
            <text:p>22.13</text:p>
          </table:table-cell>
          <table:table-cell table:style-name="ce8" table:formula="of:=[.J79]*1.2" office:value-type="float" office:value="14459558.2496959" calcext:value-type="float">
            <text:p>14,459,558.25</text:p>
          </table:table-cell>
          <table:table-cell table:style-name="ce8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8" table:formula="of:=[.K81]" office:value-type="float" office:value="18.4422415997581" calcext:value-type="float">
            <text:p>18.44</text:p>
          </table:table-cell>
          <table:table-cell table:style-name="ce8" table:formula="of:=[.J80]*1.2" office:value-type="float" office:value="17351469.899635" calcext:value-type="float">
            <text:p>17,351,469.90</text:p>
          </table:table-cell>
          <table:table-cell table:style-name="ce8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8" table:formula="of:=[.K82]" office:value-type="float" office:value="15.3685346664651" calcext:value-type="float">
            <text:p>15.37</text:p>
          </table:table-cell>
          <table:table-cell table:style-name="ce8" table:formula="of:=[.J81]*1.2" office:value-type="float" office:value="20821763.879562" calcext:value-type="float">
            <text:p>20,821,763.88</text:p>
          </table:table-cell>
          <table:table-cell table:style-name="ce8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8" table:formula="of:=[.K83]" office:value-type="float" office:value="12.8071122220542" calcext:value-type="float">
            <text:p>12.81</text:p>
          </table:table-cell>
          <table:table-cell table:style-name="ce8" table:formula="of:=[.J82]*1.2" office:value-type="float" office:value="24986116.6554744" calcext:value-type="float">
            <text:p>24,986,116.66</text:p>
          </table:table-cell>
          <table:table-cell table:style-name="ce8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8" table:formula="of:=[.K84]" office:value-type="float" office:value="10.6725935183785" calcext:value-type="float">
            <text:p>10.67</text:p>
          </table:table-cell>
          <table:table-cell table:style-name="ce8" table:formula="of:=[.J83]*1.2" office:value-type="float" office:value="29983339.9865693" calcext:value-type="float">
            <text:p>29,983,339.99</text:p>
          </table:table-cell>
          <table:table-cell table:style-name="ce8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8" table:formula="of:=[.K85]" office:value-type="float" office:value="8.89382793198212" calcext:value-type="float">
            <text:p>8.89</text:p>
          </table:table-cell>
          <table:table-cell table:style-name="ce8" table:formula="of:=[.J84]*1.2" office:value-type="float" office:value="35980007.9838832" calcext:value-type="float">
            <text:p>35,980,007.98</text:p>
          </table:table-cell>
          <table:table-cell table:style-name="ce8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21:19.85671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31T19:54:20.644887348</dc:date>
    <meta:editing-duration>PT15H52M39S</meta:editing-duration>
    <meta:editing-cycles>15</meta:editing-cycles>
    <meta:generator>LibreOffice/6.3.5.2$Linux_X86_64 LibreOffice_project/30$Build-2</meta:generator>
    <meta:document-statistic meta:table-count="6" meta:cell-count="1424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891cm" svg:y="2.622cm" svg:width="21.645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804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240384.615384615">
                <text:p>240384.6153846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188253.012048193">
                <text:p>188253.01204819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149378.585086042">
                <text:p>149378.5850860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119713.453876801">
                <text:p>119713.4538768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96674.99876256">
                <text:p>96674.998762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78537.7946486734">
                <text:p>78537.794648673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64105.5727907804">
                <text:p>64105.57279078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52523.4320728588">
                <text:p>52523.43207285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43164.9477405611">
                <text:p>43164.94774056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35561.4542335161">
                <text:p>35561.454233516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29356.1591386815">
                <text:p>29356.1591386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24273.4459112969">
                <text:p>24273.44591129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0097.7802906614">
                <text:p>20097.78029066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6658.8685674553">
                <text:p>16658.868567455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13820.9925798502">
                <text:p>13820.992579850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11475.2008390355">
                <text:p>11475.20083903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9533.49436252753">
                <text:p>9533.4943625275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7924.43262643419">
                <text:p>7924.4326264341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6589.76847501408">
                <text:p>6589.768475014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5481.8406463314">
                <text:p>5481.84064633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4561.53238031298">
                <text:p>4561.5323803129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796.65869517414">
                <text:p>3796.658695174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60.68223752517">
                <text:p>3160.68223752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2631.68375364566">
                <text:p>2631.6837536456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2191.53181639091">
                <text:p>2191.5318163909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825.2098455396">
                <text:p>1825.20984553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520.26825565951">
                <text:p>1520.2682556595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1266.37681772274">
                <text:p>1266.3768177227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1054.95775502371">
                <text:p>1054.957755023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878.884212995424">
                <text:p>878.8842129954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732.231898281346">
                <text:p>732.23189828134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610.074124372007">
                <text:p>610.07412437200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508.312408110729">
                <text:p>508.3124081107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423.536263095523">
                <text:p>423.53626309552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352.907027533293">
                <text:p>352.90702753329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94.061515910946">
                <text:p>294.0615159109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245.032048726937">
                <text:p>245.0320487269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204.180032432006">
                <text:p>204.1800324320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F29:'UK -'.F81" chart:data-source-has-labels="column" svg:x="1.531cm" svg:y="2.417cm" svg:width="24.934cm" svg:height="10.312cm">
          <chartooo:coordinate-region svg:x="2.466cm" svg:y="2.622cm" svg:width="22.521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14"/>
          </chart:series>
          <chart:series chart:style-name="ch12" chart:values-cell-range-address="'UK -'.F42:'UK -'.F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1">
      <style:chart-properties chart:symbol-type="named-symbol" chart:symbol-name="arrow-right" chart:symbol-width="0.15cm" chart:symbol-height="0.15cm" chart:link-data-style-to-source="true"/>
      <style:graphic-properties svg:stroke-width="0.06cm" svg:stroke-color="#7e0021" draw:fill-color="#7e0021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right" chart:symbol-width="0.15cm" chart:symbol-height="0.15cm"/>
    </style:style>
    <style:style style:name="ch15" style:family="chart" style:data-style-name="N1">
      <style:chart-properties chart:symbol-type="named-symbol" chart:symbol-name="diamond" chart:symbol-width="0.15cm" chart:symbol-height="0.15cm" chart:link-data-style-to-source="true"/>
      <style:graphic-properties svg:stroke-width="0.06cm" svg:stroke-color="#ff420e" draw:fill-color="#ff420e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5cm" chart:symbol-height="0.15cm" chart:link-data-style-to-source="true"/>
      <style:graphic-properties svg:stroke-width="0.06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15cm" chart:symbol-height="0.15cm"/>
    </style:style>
    <style:style style:name="ch18" style:family="chart" style:data-style-name="N1">
      <style:chart-properties chart:symbol-type="named-symbol" chart:symbol-name="arrow-up" chart:symbol-width="0.15cm" chart:symbol-height="0.1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Red 1.2, Yellow 1.25, Green 1.3, UK : 1.36   - Multiply per day factor     19/3/2020</text:p>
        </chart:subtitle>
        <chart:plot-area chart:style-name="ch4" table:cell-range-address="'UK -'.C29:'UK -'.C81 'UK -'.F29:'UK -'.F81 'UK -'.P42:'UK -'.Q81 'UK -'.O42:'UK -'.O81" chart:data-source-has-labels="both" svg:x="1.531cm" svg:y="2.417cm" svg:width="24.934cm" svg:height="10.312cm">
          <chartooo:coordinate-region svg:x="2.466cm" svg:y="2.417cm" svg:width="22.903cm" svg:height="8.246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8"/>
            <chart:data-point chart:style-name="ch12" chart:repeated="6"/>
          </chart:series>
          <chart:series chart:style-name="ch13" chart:values-cell-range-address="'UK -'.Q42:'UK -'.Q81" chart:label-cell-address="'UK -'.Q42:'UK -'.Q42" chart:class="chart:scatter">
            <chart:domain table:cell-range-address="'UK -'.C42:'UK -'.C81"/>
            <chart:data-point chart:repeated="33"/>
            <chart:data-point chart:style-name="ch14"/>
            <chart:data-point chart:repeated="6"/>
          </chart:series>
          <chart:series chart:style-name="ch15" chart:values-cell-range-address="'UK -'.F42:'UK -'.F81" chart:class="chart:scatter">
            <chart:domain table:cell-range-address="'UK -'.C42:'UK -'.C81"/>
            <chart:data-point chart:repeated="40"/>
          </chart:series>
          <chart:series chart:style-name="ch16" chart:values-cell-range-address="'UK -'.O42:'UK -'.O81" chart:label-cell-address="'UK -'.O42:'UK -'.O42" chart:class="chart:scatter">
            <chart:domain table:cell-range-address="'UK -'.C42:'UK -'.C81"/>
            <chart:data-point chart:repeated="23"/>
            <chart:data-point chart:style-name="ch17"/>
            <chart:data-point/>
            <chart:data-point chart:style-name="ch17"/>
            <chart:data-point chart:repeated="14"/>
          </chart:series>
          <chart:series chart:style-name="ch18" chart:values-cell-range-address="'UK -'.P42:'UK -'.P81" chart:label-cell-address="'UK -'.P42:'UK -'.P42" chart:class="chart:scatter">
            <chart:domain table:cell-range-address="'UK -'.C42:'UK -'.C81"/>
            <chart:data-point chart:repeated="4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35 per Day</text:p>
                <draw:g>
                  <svg:desc>'UK -'.Q42:'UK -'.Q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25 per Day</text:p>
                <draw:g>
                  <svg:desc>'UK -'.O42:'UK -'.O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.3 per Day</text:p>
                <draw:g>
                  <svg:desc>'UK -'.P42:'UK -'.P42</svg:desc>
                </draw:g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Q42:'UK -'.Q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O42:'UK -'.O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P42:'UK -'.P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54">
                <text:p>54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  <table:table-cell office:value-type="float" office:value="43910">
                <text:p>43910</text:p>
              </table:table-cell>
              <table:table-cell office:value-type="float" office:value="50">
                <text:p>50</text:p>
              </table:table-cell>
              <table:table-cell office:value-type="float" office:value="43910">
                <text:p>43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72.9">
                <text:p>72.9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  <table:table-cell office:value-type="float" office:value="43911">
                <text:p>43911</text:p>
              </table:table-cell>
              <table:table-cell office:value-type="float" office:value="62.5">
                <text:p>62.5</text:p>
              </table:table-cell>
              <table:table-cell office:value-type="float" office:value="43911">
                <text:p>439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98.415">
                <text:p>98.415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  <table:table-cell office:value-type="float" office:value="43912">
                <text:p>43912</text:p>
              </table:table-cell>
              <table:table-cell office:value-type="float" office:value="78.125">
                <text:p>78.125</text:p>
              </table:table-cell>
              <table:table-cell office:value-type="float" office:value="43912">
                <text:p>43912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132.86025">
                <text:p>132.86025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  <table:table-cell office:value-type="float" office:value="43913">
                <text:p>43913</text:p>
              </table:table-cell>
              <table:table-cell office:value-type="float" office:value="97.65625">
                <text:p>97.65625</text:p>
              </table:table-cell>
              <table:table-cell office:value-type="float" office:value="43913">
                <text:p>43913</text:p>
              </table:table-cell>
              <table:table-cell office:value-type="float" office:value="114.244">
                <text:p>114.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179.3613375">
                <text:p>179.3613375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  <table:table-cell office:value-type="float" office:value="43914">
                <text:p>43914</text:p>
              </table:table-cell>
              <table:table-cell office:value-type="float" office:value="122.0703125">
                <text:p>122.0703125</text:p>
              </table:table-cell>
              <table:table-cell office:value-type="float" office:value="43914">
                <text:p>43914</text:p>
              </table:table-cell>
              <table:table-cell office:value-type="float" office:value="148.5172">
                <text:p>148.51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242.137805625">
                <text:p>242.137805625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  <table:table-cell office:value-type="float" office:value="43915">
                <text:p>43915</text:p>
              </table:table-cell>
              <table:table-cell office:value-type="float" office:value="152.587890625">
                <text:p>152.587890625</text:p>
              </table:table-cell>
              <table:table-cell office:value-type="float" office:value="43915">
                <text:p>43915</text:p>
              </table:table-cell>
              <table:table-cell office:value-type="float" office:value="193.07236">
                <text:p>193.072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326.88603759375">
                <text:p>326.88603759375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  <table:table-cell office:value-type="float" office:value="43916">
                <text:p>43916</text:p>
              </table:table-cell>
              <table:table-cell office:value-type="float" office:value="190.73486328125">
                <text:p>190.73486328125</text:p>
              </table:table-cell>
              <table:table-cell office:value-type="float" office:value="43916">
                <text:p>43916</text:p>
              </table:table-cell>
              <table:table-cell office:value-type="float" office:value="250.994068">
                <text:p>250.99406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441.296150751563">
                <text:p>441.296150751563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  <table:table-cell office:value-type="float" office:value="43917">
                <text:p>43917</text:p>
              </table:table-cell>
              <table:table-cell office:value-type="float" office:value="238.418579101562">
                <text:p>238.418579101562</text:p>
              </table:table-cell>
              <table:table-cell office:value-type="float" office:value="43917">
                <text:p>43917</text:p>
              </table:table-cell>
              <table:table-cell office:value-type="float" office:value="326.2922884">
                <text:p>326.29228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595.74980351461">
                <text:p>595.74980351461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  <table:table-cell office:value-type="float" office:value="43918">
                <text:p>43918</text:p>
              </table:table-cell>
              <table:table-cell office:value-type="float" office:value="298.023223876953">
                <text:p>298.023223876953</text:p>
              </table:table-cell>
              <table:table-cell office:value-type="float" office:value="43918">
                <text:p>43918</text:p>
              </table:table-cell>
              <table:table-cell office:value-type="float" office:value="424.17997492">
                <text:p>424.1799749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804.262234744723">
                <text:p>804.262234744723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  <table:table-cell office:value-type="float" office:value="43919">
                <text:p>43919</text:p>
              </table:table-cell>
              <table:table-cell office:value-type="float" office:value="372.529029846191">
                <text:p>372.529029846191</text:p>
              </table:table-cell>
              <table:table-cell office:value-type="float" office:value="43919">
                <text:p>43919</text:p>
              </table:table-cell>
              <table:table-cell office:value-type="float" office:value="551.433967396">
                <text:p>551.4339673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1085.75401690538">
                <text:p>1085.75401690538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  <table:table-cell office:value-type="float" office:value="43920">
                <text:p>43920</text:p>
              </table:table-cell>
              <table:table-cell office:value-type="float" office:value="465.661287307739">
                <text:p>465.661287307739</text:p>
              </table:table-cell>
              <table:table-cell office:value-type="float" office:value="43920">
                <text:p>43920</text:p>
              </table:table-cell>
              <table:table-cell office:value-type="float" office:value="716.8641576148">
                <text:p>716.86415761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1465.76792282226">
                <text:p>1465.76792282226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  <table:table-cell office:value-type="float" office:value="43921">
                <text:p>43921</text:p>
              </table:table-cell>
              <table:table-cell office:value-type="float" office:value="582.076609134674">
                <text:p>582.076609134674</text:p>
              </table:table-cell>
              <table:table-cell office:value-type="float" office:value="43921">
                <text:p>43921</text:p>
              </table:table-cell>
              <table:table-cell office:value-type="float" office:value="931.923404899241">
                <text:p>931.92340489924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1978.78669581005">
                <text:p>1978.78669581005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  <table:table-cell office:value-type="float" office:value="43922">
                <text:p>43922</text:p>
              </table:table-cell>
              <table:table-cell office:value-type="float" office:value="727.595761418343">
                <text:p>727.595761418343</text:p>
              </table:table-cell>
              <table:table-cell office:value-type="float" office:value="43922">
                <text:p>43922</text:p>
              </table:table-cell>
              <table:table-cell office:value-type="float" office:value="1211.50042636901">
                <text:p>1211.5004263690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671.36203934357">
                <text:p>2671.36203934357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  <table:table-cell office:value-type="float" office:value="43923">
                <text:p>43923</text:p>
              </table:table-cell>
              <table:table-cell office:value-type="float" office:value="909.494701772928">
                <text:p>909.494701772928</text:p>
              </table:table-cell>
              <table:table-cell office:value-type="float" office:value="43923">
                <text:p>43923</text:p>
              </table:table-cell>
              <table:table-cell office:value-type="float" office:value="1574.95055427972">
                <text:p>1574.9505542797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606.33875311381">
                <text:p>3606.33875311381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  <table:table-cell office:value-type="float" office:value="43924">
                <text:p>43924</text:p>
              </table:table-cell>
              <table:table-cell office:value-type="float" office:value="1136.86837721616">
                <text:p>1136.86837721616</text:p>
              </table:table-cell>
              <table:table-cell office:value-type="float" office:value="43924">
                <text:p>43924</text:p>
              </table:table-cell>
              <table:table-cell office:value-type="float" office:value="2047.43572056363">
                <text:p>2047.4357205636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868.55731670365">
                <text:p>4868.55731670365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  <table:table-cell office:value-type="float" office:value="43925">
                <text:p>43925</text:p>
              </table:table-cell>
              <table:table-cell office:value-type="float" office:value="1421.0854715202">
                <text:p>1421.0854715202</text:p>
              </table:table-cell>
              <table:table-cell office:value-type="float" office:value="43925">
                <text:p>43925</text:p>
              </table:table-cell>
              <table:table-cell office:value-type="float" office:value="2661.66643673272">
                <text:p>2661.6664367327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6572.55237754993">
                <text:p>6572.55237754993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  <table:table-cell office:value-type="float" office:value="43926">
                <text:p>43926</text:p>
              </table:table-cell>
              <table:table-cell office:value-type="float" office:value="1776.35683940025">
                <text:p>1776.35683940025</text:p>
              </table:table-cell>
              <table:table-cell office:value-type="float" office:value="43926">
                <text:p>43926</text:p>
              </table:table-cell>
              <table:table-cell office:value-type="float" office:value="3460.16636775254">
                <text:p>3460.1663677525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8872.9457096924">
                <text:p>8872.9457096924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  <table:table-cell office:value-type="float" office:value="43927">
                <text:p>43927</text:p>
              </table:table-cell>
              <table:table-cell office:value-type="float" office:value="2220.44604925031">
                <text:p>2220.44604925031</text:p>
              </table:table-cell>
              <table:table-cell office:value-type="float" office:value="43927">
                <text:p>43927</text:p>
              </table:table-cell>
              <table:table-cell office:value-type="float" office:value="4498.2162780783">
                <text:p>4498.216278078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1978.4767080847">
                <text:p>11978.4767080847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  <table:table-cell office:value-type="float" office:value="43928">
                <text:p>43928</text:p>
              </table:table-cell>
              <table:table-cell office:value-type="float" office:value="2775.55756156289">
                <text:p>2775.55756156289</text:p>
              </table:table-cell>
              <table:table-cell office:value-type="float" office:value="43928">
                <text:p>43928</text:p>
              </table:table-cell>
              <table:table-cell office:value-type="float" office:value="5847.68116150179">
                <text:p>5847.6811615017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6170.9435559144">
                <text:p>16170.9435559144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  <table:table-cell office:value-type="float" office:value="43929">
                <text:p>43929</text:p>
              </table:table-cell>
              <table:table-cell office:value-type="float" office:value="3469.44695195361">
                <text:p>3469.44695195361</text:p>
              </table:table-cell>
              <table:table-cell office:value-type="float" office:value="43929">
                <text:p>43929</text:p>
              </table:table-cell>
              <table:table-cell office:value-type="float" office:value="7601.98550995233">
                <text:p>7601.985509952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1830.7738004844">
                <text:p>21830.7738004844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  <table:table-cell office:value-type="float" office:value="43930">
                <text:p>43930</text:p>
              </table:table-cell>
              <table:table-cell office:value-type="float" office:value="4336.80868994202">
                <text:p>4336.80868994202</text:p>
              </table:table-cell>
              <table:table-cell office:value-type="float" office:value="43930">
                <text:p>43930</text:p>
              </table:table-cell>
              <table:table-cell office:value-type="float" office:value="9882.58116293802">
                <text:p>9882.5811629380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9471.544630654">
                <text:p>29471.544630654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  <table:table-cell office:value-type="float" office:value="43931">
                <text:p>43931</text:p>
              </table:table-cell>
              <table:table-cell office:value-type="float" office:value="5421.01086242752">
                <text:p>5421.01086242752</text:p>
              </table:table-cell>
              <table:table-cell office:value-type="float" office:value="43931">
                <text:p>43931</text:p>
              </table:table-cell>
              <table:table-cell office:value-type="float" office:value="12847.3555118194">
                <text:p>12847.355511819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9786.5852513829">
                <text:p>39786.5852513829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  <table:table-cell office:value-type="float" office:value="43932">
                <text:p>43932</text:p>
              </table:table-cell>
              <table:table-cell office:value-type="float" office:value="6776.2635780344">
                <text:p>6776.2635780344</text:p>
              </table:table-cell>
              <table:table-cell office:value-type="float" office:value="43932">
                <text:p>43932</text:p>
              </table:table-cell>
              <table:table-cell office:value-type="float" office:value="16701.5621653653">
                <text:p>16701.562165365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53711.8900893669">
                <text:p>53711.8900893669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  <table:table-cell office:value-type="float" office:value="43933">
                <text:p>43933</text:p>
              </table:table-cell>
              <table:table-cell office:value-type="float" office:value="8470.329472543">
                <text:p>8470.329472543</text:p>
              </table:table-cell>
              <table:table-cell office:value-type="float" office:value="43933">
                <text:p>43933</text:p>
              </table:table-cell>
              <table:table-cell office:value-type="float" office:value="21712.0308149748">
                <text:p>21712.030814974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72511.0516206454">
                <text:p>72511.0516206454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  <table:table-cell office:value-type="float" office:value="43934">
                <text:p>43934</text:p>
              </table:table-cell>
              <table:table-cell office:value-type="float" office:value="10587.9118406788">
                <text:p>10587.9118406788</text:p>
              </table:table-cell>
              <table:table-cell office:value-type="float" office:value="43934">
                <text:p>43934</text:p>
              </table:table-cell>
              <table:table-cell office:value-type="float" office:value="28225.6400594673">
                <text:p>28225.64005946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7889.9196878713">
                <text:p>97889.9196878713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  <table:table-cell office:value-type="float" office:value="43935">
                <text:p>43935</text:p>
              </table:table-cell>
              <table:table-cell office:value-type="float" office:value="13234.8898008484">
                <text:p>13234.8898008484</text:p>
              </table:table-cell>
              <table:table-cell office:value-type="float" office:value="43935">
                <text:p>43935</text:p>
              </table:table-cell>
              <table:table-cell office:value-type="float" office:value="36693.3320773075">
                <text:p>36693.33207730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32151.391578626">
                <text:p>132151.391578626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  <table:table-cell office:value-type="float" office:value="43936">
                <text:p>43936</text:p>
              </table:table-cell>
              <table:table-cell office:value-type="float" office:value="16543.6122510606">
                <text:p>16543.6122510606</text:p>
              </table:table-cell>
              <table:table-cell office:value-type="float" office:value="43936">
                <text:p>43936</text:p>
              </table:table-cell>
              <table:table-cell office:value-type="float" office:value="47701.3317004997">
                <text:p>47701.331700499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78404.378631145">
                <text:p>178404.378631145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  <table:table-cell office:value-type="float" office:value="43937">
                <text:p>43937</text:p>
              </table:table-cell>
              <table:table-cell office:value-type="float" office:value="20679.5153138257">
                <text:p>20679.5153138257</text:p>
              </table:table-cell>
              <table:table-cell office:value-type="float" office:value="43937">
                <text:p>43937</text:p>
              </table:table-cell>
              <table:table-cell office:value-type="float" office:value="62011.7312106497">
                <text:p>62011.731210649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40845.911152046">
                <text:p>240845.911152046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  <table:table-cell office:value-type="float" office:value="43938">
                <text:p>43938</text:p>
              </table:table-cell>
              <table:table-cell office:value-type="float" office:value="25849.3941422821">
                <text:p>25849.3941422821</text:p>
              </table:table-cell>
              <table:table-cell office:value-type="float" office:value="43938">
                <text:p>43938</text:p>
              </table:table-cell>
              <table:table-cell office:value-type="float" office:value="80615.2505738446">
                <text:p>80615.25057384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25141.980055263">
                <text:p>325141.980055263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  <table:table-cell office:value-type="float" office:value="43939">
                <text:p>43939</text:p>
              </table:table-cell>
              <table:table-cell office:value-type="float" office:value="32311.7426778526">
                <text:p>32311.7426778526</text:p>
              </table:table-cell>
              <table:table-cell office:value-type="float" office:value="43939">
                <text:p>43939</text:p>
              </table:table-cell>
              <table:table-cell office:value-type="float" office:value="104799.825745998">
                <text:p>104799.82574599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438941.673074605">
                <text:p>438941.673074605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  <table:table-cell office:value-type="float" office:value="43940">
                <text:p>43940</text:p>
              </table:table-cell>
              <table:table-cell office:value-type="float" office:value="40389.6783473158">
                <text:p>40389.6783473158</text:p>
              </table:table-cell>
              <table:table-cell office:value-type="float" office:value="43940">
                <text:p>43940</text:p>
              </table:table-cell>
              <table:table-cell office:value-type="float" office:value="136239.773469797">
                <text:p>136239.77346979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592571.258650716">
                <text:p>592571.258650716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  <table:table-cell office:value-type="float" office:value="43941">
                <text:p>43941</text:p>
              </table:table-cell>
              <table:table-cell office:value-type="float" office:value="50487.0979341448">
                <text:p>50487.0979341448</text:p>
              </table:table-cell>
              <table:table-cell office:value-type="float" office:value="43941">
                <text:p>43941</text:p>
              </table:table-cell>
              <table:table-cell office:value-type="float" office:value="177111.705510737">
                <text:p>177111.7055107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799971.199178467">
                <text:p>799971.199178467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  <table:table-cell office:value-type="float" office:value="43942">
                <text:p>43942</text:p>
              </table:table-cell>
              <table:table-cell office:value-type="float" office:value="63108.8724176809">
                <text:p>63108.8724176809</text:p>
              </table:table-cell>
              <table:table-cell office:value-type="float" office:value="43942">
                <text:p>43942</text:p>
              </table:table-cell>
              <table:table-cell office:value-type="float" office:value="230245.217163958">
                <text:p>230245.21716395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079961.11889093">
                <text:p>1079961.11889093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  <table:table-cell office:value-type="float" office:value="43943">
                <text:p>43943</text:p>
              </table:table-cell>
              <table:table-cell office:value-type="float" office:value="78886.0905221012">
                <text:p>78886.0905221012</text:p>
              </table:table-cell>
              <table:table-cell office:value-type="float" office:value="43943">
                <text:p>43943</text:p>
              </table:table-cell>
              <table:table-cell office:value-type="float" office:value="299318.782313145">
                <text:p>299318.7823131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457947.51050276">
                <text:p>1457947.51050276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  <table:table-cell office:value-type="float" office:value="43944">
                <text:p>43944</text:p>
              </table:table-cell>
              <table:table-cell office:value-type="float" office:value="98607.6131526265">
                <text:p>98607.6131526265</text:p>
              </table:table-cell>
              <table:table-cell office:value-type="float" office:value="43944">
                <text:p>43944</text:p>
              </table:table-cell>
              <table:table-cell office:value-type="float" office:value="389114.417007088">
                <text:p>389114.41700708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968229.13917872">
                <text:p>1968229.13917872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  <table:table-cell office:value-type="float" office:value="43945">
                <text:p>43945</text:p>
              </table:table-cell>
              <table:table-cell office:value-type="float" office:value="123259.516440783">
                <text:p>123259.516440783</text:p>
              </table:table-cell>
              <table:table-cell office:value-type="float" office:value="43945">
                <text:p>43945</text:p>
              </table:table-cell>
              <table:table-cell office:value-type="float" office:value="505848.742109215">
                <text:p>505848.7421092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657109.33789127">
                <text:p>2657109.33789127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  <table:table-cell office:value-type="float" office:value="43946">
                <text:p>43946</text:p>
              </table:table-cell>
              <table:table-cell office:value-type="float" office:value="154074.395550979">
                <text:p>154074.395550979</text:p>
              </table:table-cell>
              <table:table-cell office:value-type="float" office:value="43946">
                <text:p>43946</text:p>
              </table:table-cell>
              <table:table-cell office:value-type="float" office:value="657603.364741979">
                <text:p>657603.36474197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3587097.60615322">
                <text:p>3587097.60615322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  <table:table-cell office:value-type="float" office:value="43947">
                <text:p>43947</text:p>
              </table:table-cell>
              <table:table-cell office:value-type="float" office:value="192592.994438724">
                <text:p>192592.994438724</text:p>
              </table:table-cell>
              <table:table-cell office:value-type="float" office:value="43947">
                <text:p>43947</text:p>
              </table:table-cell>
              <table:table-cell office:value-type="float" office:value="854884.374164573">
                <text:p>854884.37416457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42581.76830685">
                <text:p>4842581.76830685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  <table:table-cell office:value-type="float" office:value="43948">
                <text:p>43948</text:p>
              </table:table-cell>
              <table:table-cell office:value-type="float" office:value="240741.243048404">
                <text:p>240741.243048404</text:p>
              </table:table-cell>
              <table:table-cell office:value-type="float" office:value="43948">
                <text:p>43948</text:p>
              </table:table-cell>
              <table:table-cell office:value-type="float" office:value="1111349.68641394">
                <text:p>1111349.686413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